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662" officeooo:paragraph-rsid="000fd662"/>
    </style:style>
    <style:style style:name="P2" style:family="paragraph" style:parent-style-name="Standard">
      <style:text-properties fo:font-size="15pt" fo:font-weight="bold" officeooo:rsid="000fd662" officeooo:paragraph-rsid="000fd662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586c0" style:font-name="Droid Sans Mono" fo:font-size="10.5pt" fo:font-weight="normal" officeooo:paragraph-rsid="000fd662" fo:background-color="#1e1e1e"/>
    </style:style>
    <style:style style:name="P4" style:family="paragraph" style:parent-style-name="Standard">
      <style:text-properties fo:font-size="18pt" fo:font-weight="bold" officeooo:rsid="0013852e" officeooo:paragraph-rsid="0013852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c615" officeooo:paragraph-rsid="0013c615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2pt" fo:font-weight="normal" officeooo:rsid="0013c615" officeooo:paragraph-rsid="0013c615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fd662" officeooo:paragraph-rsid="000fd662"/>
    </style:style>
    <style:style style:name="P8" style:family="paragraph" style:parent-style-name="Standard">
      <style:text-properties officeooo:paragraph-rsid="0014e2e6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text-properties fo:font-size="15pt" fo:font-weight="bold" officeooo:rsid="000fd662" officeooo:paragraph-rsid="000fd662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8pt" fo:font-weight="bold" officeooo:rsid="00168e18" officeooo:paragraph-rsid="00168e18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7bf17" officeooo:paragraph-rsid="0017bf17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1a7130" officeooo:paragraph-rsid="001a7130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b14e8" officeooo:paragraph-rsid="001b14e8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2038e8" officeooo:paragraph-rsid="002038e8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22d1c" officeooo:paragraph-rsid="00222d1c" style:font-size-asian="15.75pt" style:font-weight-asian="bold" style:font-size-complex="18pt" style:font-weight-complex="bold"/>
    </style:style>
    <style:style style:name="P1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8" style:family="paragraph" style:parent-style-name="Standard">
      <style:text-properties fo:font-size="12pt" fo:font-weight="normal" officeooo:rsid="0017bf17" officeooo:paragraph-rsid="0017bf1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7bf17" officeooo:paragraph-rsid="00221176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7130" officeooo:paragraph-rsid="001a713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14e8" officeooo:paragraph-rsid="001b14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038e8" officeooo:paragraph-rsid="002038e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22d1c" officeooo:paragraph-rsid="00222d1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weight="bold" officeooo:rsid="000fd662" officeooo:paragraph-rsid="000fd662" style:font-weight-asian="bold" style:font-weight-complex="bold"/>
    </style:style>
    <style:style style:name="P25" style:family="paragraph" style:parent-style-name="Standard">
      <style:text-properties fo:font-size="16pt" fo:font-weight="bold" officeooo:rsid="001b14e8" officeooo:paragraph-rsid="001b14e8" style:font-size-asian="14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officeooo:rsid="0014e2e6" style:font-size-asian="10.5pt" style:font-weight-asian="normal" style:font-size-complex="12pt" style:font-weight-complex="normal"/>
    </style:style>
    <style:style style:name="T3" style:family="text">
      <style:text-properties fo:font-size="15pt" fo:font-style="italic" fo:font-weight="bold"/>
    </style:style>
    <style:style style:name="T4" style:family="text">
      <style:text-properties fo:font-size="15pt" fo:font-style="italic" fo:font-weight="bold" style:font-size-asian="12pt" style:font-size-complex="12pt"/>
    </style:style>
    <style:style style:name="T5" style:family="text">
      <style:text-properties fo:font-size="18pt" fo:font-weight="bold" officeooo:rsid="0014e2e6" style:font-size-asian="15.75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e Record Associations</text:p>
      <text:p text:style-name="P2"/>
      <text:p text:style-name="P11">belongs_to</text:p>
      <text:p text:style-name="P2"/>
      <text:p text:style-name="P1">irb(main):017:0&gt; @author=Author.create(name: "how")</text:p>
      <text:p text:style-name="P1"><text:s text:c="28"/>@book=@author.books.create(published_at: Time.now)</text:p>
      <text:p text:style-name="P1">irb(main):017:0&gt; @author=Author.create(name: "many")</text:p>
      <text:p text:style-name="P1">@book=@author.books.create(published_at: Time.now)</text:p>
      <text:p text:style-name="P1">@author=Author.find_by(id: 1)</text:p>
      <text:p text:style-name="P1">@book=@author.books.create(published_at: Time.now)</text:p>
      <text:p text:style-name="P1">@author.destroy</text:p>
      <text:p text:style-name="P1"/>
      <text:p text:style-name="P1">irb(main):007:0&gt; @author=Author.create(name: "how")</text:p>
      <text:p text:style-name="P1"><text:s text:c="2"/>TRANSACTION (0.1ms) <text:s/>begin transaction</text:p>
      <text:p text:style-name="P1"><text:s text:c="2"/>Author Create (0.5ms) <text:s/>INSERT INTO "authors" ("name", "created_at", "updated_at") VALUES (?, ?, ?) <text:s/>[["name", "how"], ["created_at", "2021-06-08 04:37:04.237553"], ["updated_at", "2021-06-08 04:37:04.237553"]]</text:p>
      <text:p text:style-name="P1"><text:s text:c="2"/>TRANSACTION (6.3ms) <text:s/>commit transaction</text:p>
      <text:p text:style-name="P1"><text:span text:style-name="T3">=&gt;</text:span> #&lt;Author id: 1, name: "how", created_at: "2021-06-08 04:37:04.237553000 +0000", updated_at: "2021-06-08 04:37:04.237553000 +0000"&gt;</text:p>
      <text:p text:style-name="P1"/>
      <text:p text:style-name="P1">irb(main):008:0&gt; @book=@author.books.create(published_at: Time.now)</text:p>
      <text:p text:style-name="P1"><text:s text:c="2"/>TRANSACTION (0.1ms) <text:s/>begin transaction</text:p>
      <text:p text:style-name="P1"><text:s text:c="2"/>Book Create (0.3ms) <text:s/>INSERT INTO "books" ("author_id", "published_at", "created_at", "updated_at") VALUES (?, ?, ?, ?) <text:s/>[["author_id", 1], ["published_at", "2021-06-08 04:37:41.537461"], ["created_at", "2021-06-08 04:37:41.550561"], ["updated_at", "2021-06-08 04:37:41.550561"]]</text:p>
      <text:p text:style-name="P1"><text:s text:c="2"/>TRANSACTION (3.5ms) <text:s/>commit transaction</text:p>
      <text:p text:style-name="P1"><text:span text:style-name="T3">=&gt;</text:span> #&lt;Book id: 1, author_id: 1, published_at: "2021-06-08 04:37:41.537461446 +0000", created_at: "2021-06-08 04:37:41.550561000 +0000", updated_at: "2021-06-08 04:37:41.550561000 +0000"&gt;</text:p>
      <text:p text:style-name="P1">irb(main):009:0&gt; @author=Author.create(name: "many")</text:p>
      <text:p text:style-name="P1"><text:s text:c="2"/>TRANSACTION (0.1ms) <text:s/>begin transaction</text:p>
      <text:p text:style-name="P1"><text:s text:c="2"/>Author Create (0.7ms) <text:s/>INSERT INTO "authors" ("name", "created_at", "updated_at") VALUES (?, ?, ?) <text:s/>[["name", "many"], ["created_at", "2021-06-08 04:37:55.715071"], ["updated_at", "2021-06-08 04:37:55.715071"]]</text:p>
      <text:p text:style-name="P1"><text:s text:c="2"/>TRANSACTION (7.7ms) <text:s/>commit transaction</text:p>
      <text:p text:style-name="P1"><text:span text:style-name="T3">=&gt;</text:span> #&lt;Author id: 2, name: "many", created_at: "2021-06-08 04:37:55.715071000 +0000", updated_at: "2021-06-08 04:37:55.715071000 +0000"&gt;</text:p>
      <text:p text:style-name="P1">irb(main):010:0&gt; @book=@author.books.create(published_at: Time.now)</text:p>
      <text:p text:style-name="P1"><text:s text:c="2"/>TRANSACTION (0.2ms) <text:s/>begin transaction</text:p>
      <text:p text:style-name="P1"><text:s text:c="2"/>Book Create (0.5ms) <text:s/>INSERT INTO "books" ("author_id", "published_at", "created_at", "updated_at") VALUES (?, ?, ?, ?) <text:s/>[["author_id", 2], ["published_at", "2021-06-08 04:38:33.696503"], ["created_at", "2021-06-08 04:38:33.698527"], ["updated_at", "2021-06-08 04:38:33.698527"]]</text:p>
      <text:p text:style-name="P1"><text:s text:c="2"/>TRANSACTION (6.2ms) <text:s/>commit transaction</text:p>
      <text:p text:style-name="P1"><text:span text:style-name="T3">=&gt;</text:span> #&lt;Book id: 2, author_id: 2, published_at: "2021-06-08 04:38:33.696503340 +0000", created_at: "2021-06-08 04:38:33.698527000 +0000", updated_at: "2021-06-08 04:38:33.698527000 +0000"&gt;</text:p>
      <text:p text:style-name="P1">irb(main):011:0&gt; @book=@author.books.create(published_at: Time.now)</text:p>
      <text:p text:style-name="P1"><text:soft-page-break/><text:s text:c="2"/>TRANSACTION (0.1ms) <text:s/>begin transaction</text:p>
      <text:p text:style-name="P1"><text:s text:c="2"/>Book Create (0.6ms) <text:s/>INSERT INTO "books" ("author_id", "published_at", "created_at", "updated_at") VALUES (?, ?, ?, ?) <text:s/>[["author_id", 2], ["published_at", "2021-06-08 04:38:43.740958"], ["created_at", "2021-06-08 04:38:43.741694"], ["updated_at", "2021-06-08 04:38:43.741694"]]</text:p>
      <text:p text:style-name="P1"><text:s text:c="2"/>TRANSACTION (6.4ms) <text:s/>commit transaction</text:p>
      <text:p text:style-name="P1"><text:span text:style-name="T3">=&gt;</text:span> #&lt;Book id: 3, author_id: 2, published_at: "2021-06-08 04:38:43.740958740 +0000", created_at: "2021-06-08 04:38:43.741694000 +0000", updated_at: "2021-06-08 04:38:43.741694000 +0000"&gt;</text:p>
      <text:p text:style-name="P1">irb(main):012:0&gt; @author=Author.find_by(id: 1)</text:p>
      <text:p text:style-name="P1"><text:s text:c="2"/>Author Load (0.3ms) <text:s/>SELECT "authors".* FROM "authors" WHERE "authors"."id" = ? LIMIT ? <text:s/>[["id", 1], ["LIMIT", 1]]</text:p>
      <text:p text:style-name="P1"><text:span text:style-name="T3">=&gt;</text:span> #&lt;Author id: 1, name: "how", created_at: "2021-06-08 04:37:04.237553000 +0000", updated_at: "2021-06-08 04:37:04.237553000 +0000"&gt;</text:p>
      <text:p text:style-name="P1">irb(main):013:0&gt; @book=@author.books.create(published_at: Time.now)</text:p>
      <text:p text:style-name="P1"><text:s text:c="2"/>TRANSACTION (0.1ms) <text:s/>begin transaction</text:p>
      <text:p text:style-name="P1"><text:s text:c="2"/>Book Create (2.4ms) <text:s/>INSERT INTO "books" ("author_id", "published_at", "created_at", "updated_at") VALUES (?, ?, ?, ?) <text:s/>[["author_id", 1], ["published_at", "2021-06-08 04:39:26.145589"], ["created_at", "2021-06-08 04:39:26.147735"], ["updated_at", "2021-06-08 04:39:26.147735"]]</text:p>
      <text:p text:style-name="P1"><text:s text:c="2"/>TRANSACTION (8.2ms) <text:s/>commit transaction</text:p>
      <text:p text:style-name="P1"><text:span text:style-name="T3">=&gt;</text:span> #&lt;Book id: 4, author_id: 1, published_at: "2021-06-08 04:39:26.145589186 +0000", created_at: "2021-06-08 04:39:26.147735000 +0000", updated_at: "2021-06-08 04:39:26.147735000 +0000"&gt;</text:p>
      <text:p text:style-name="P1">irb(main):014:0&gt; @author.destroy</text:p>
      <text:p text:style-name="P1"><text:s text:c="2"/>TRANSACTION (0.2ms) <text:s/>begin transaction</text:p>
      <text:p text:style-name="P1"><text:s text:c="2"/>Book Load (0.4ms) <text:s/>SELECT "books".* FROM "books" WHERE "books"."author_id" = ? <text:s/>[["author_id", 1]]</text:p>
      <text:p text:style-name="P1"><text:s text:c="2"/>Book Destroy (3.5ms) <text:s/>DELETE FROM "books" WHERE "books"."id" = ? <text:s/>[["id", 1]]</text:p>
      <text:p text:style-name="P1"><text:s text:c="2"/>Book Destroy (0.1ms) <text:s/>DELETE FROM "books" WHERE "books"."id" = ? <text:s/>[["id", 4]]</text:p>
      <text:p text:style-name="P1"><text:s text:c="2"/>Author Destroy (1.2ms) <text:s/>DELETE FROM "authors" WHERE "authors"."id" = ? <text:s/>[["id", 1]]</text:p>
      <text:p text:style-name="P1"><text:s text:c="2"/>TRANSACTION (6.1ms) <text:s/>commit transaction</text:p>
      <text:p text:style-name="P1"><text:span text:style-name="T3">=&gt;</text:span> #&lt;Author id: 1, name: "how", created_at: "2021-06-08 04:37:04.237553000 +0000", updated_at: "2021-06-08 04:37:04.237553000 +0000"&gt;</text:p>
      <text:p text:style-name="P1">irb(main):015:0&gt; Author.all.size</text:p>
      <text:p text:style-name="P1"><text:s text:c="3"/>(0.2ms) <text:s/>SELECT COUNT(*) FROM "authors"</text:p>
      <text:p text:style-name="P1"><text:span text:style-name="T3">=&gt;</text:span> 1</text:p>
      <text:p text:style-name="P1">irb(main):016:0&gt; Author.all</text:p>
      <text:p text:style-name="P1"><text:s text:c="2"/>Author Load (0.4ms) <text:s/>SELECT "authors".* FROM "authors" /* loading for inspect */ LIMIT ? <text:s/>[["LIMIT", 11]]</text:p>
      <text:p text:style-name="P1"><text:span text:style-name="T3">=&gt;</text:span> #&lt;ActiveRecord::Relation [#&lt;Author id: 2, name: "many", created_at: "2021-06-08 04:37:55.715071000 +0000", updated_at: "2021-06-08 04:37:55.715071000 +0000"&gt;]&gt;</text:p>
      <text:p text:style-name="Standard"/>
      <text:p text:style-name="Standard"><text:span text:style-name="Source_20_Text">ActiveRecord::Schema.define(version: 2021_05_26_103751) do</text:span></text:p>
      <text:p text:style-name="Standard"><text:span text:style-name="Source_20_Text"/></text:p>
      <text:p text:style-name="Standard"><text:span text:style-name="Source_20_Text"><text:s text:c="2"/>create_table "authors", force: :cascade do |t|</text:span></text:p>
      <text:p text:style-name="Standard"><text:span text:style-name="Source_20_Text"><text:s text:c="4"/>t.string "name"</text:span></text:p>
      <text:p text:style-name="Standard"><text:span text:style-name="Source_20_Text"><text:s text:c="4"/>t.datetime "created_at", precision: 6, null: false</text:span></text:p>
      <text:p text:style-name="Standard"><text:span text:style-name="Source_20_Text"><text:s text:c="4"/>t.datetime "updated_at", precision: 6, null: false</text:span></text:p>
      <text:p text:style-name="Standard"><text:span text:style-name="Source_20_Text"><text:s text:c="2"/>end</text:span></text:p>
      <text:p text:style-name="Standard"><text:span text:style-name="Source_20_Text"/></text:p>
      <text:p text:style-name="Standard"><text:soft-page-break/><text:span text:style-name="Source_20_Text"><text:s text:c="2"/>create_table "books", force: :cascade do |t|</text:span></text:p>
      <text:p text:style-name="Standard"><text:span text:style-name="Source_20_Text"><text:s text:c="4"/>t.integer "author_id"</text:span></text:p>
      <text:p text:style-name="Standard"><text:span text:style-name="Source_20_Text"><text:s text:c="4"/>t.datetime "published_at"</text:span></text:p>
      <text:p text:style-name="Standard"><text:span text:style-name="Source_20_Text"><text:s text:c="4"/>t.datetime "created_at", precision: 6, null: false</text:span></text:p>
      <text:p text:style-name="Standard"><text:span text:style-name="Source_20_Text"><text:s text:c="4"/>t.datetime "updated_at", precision: 6, null: false</text:span></text:p>
      <text:p text:style-name="Standard"><text:span text:style-name="Source_20_Text"><text:s text:c="4"/>t.index ["author_id"], name: "index_books_on_author_id"</text:span></text:p>
      <text:p text:style-name="Standard"><text:span text:style-name="Source_20_Text"><text:s text:c="2"/>end</text:span></text:p>
      <text:p text:style-name="Standard"><text:span text:style-name="Source_20_Text"/></text:p>
      <text:p text:style-name="Standard"><text:span text:style-name="Source_20_Text">end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Standard"><text:span text:style-name="Source_20_Text">def change</text:span></text:p>
      <text:p text:style-name="Standard"><text:span text:style-name="Source_20_Text"><text:s text:c="4"/>create_table :books do |t|</text:span></text:p>
      <text:p text:style-name="Standard"><text:span text:style-name="Source_20_Text"><text:s text:c="6"/>t.belongs_to :author,foreign_key: true</text:span></text:p>
      <text:p text:style-name="Standard"><text:span text:style-name="Source_20_Text"><text:s text:c="6"/>t.datetime :published_at</text:span></text:p>
      <text:p text:style-name="Standard"><text:span text:style-name="Source_20_Text"><text:s text:c="6"/>t.timestamps</text:span></text:p>
      <text:p text:style-name="Standard"><text:span text:style-name="Source_20_Text"><text:s text:c="4"/>end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Standard"><text:span text:style-name="Source_20_Text">ActiveRecord::Schema.define(version: 2021_05_26_103751) do</text:span></text:p>
      <text:p text:style-name="Standard"/>
      <text:p text:style-name="Standard">create_table "authors", force: :cascade do |t|</text:p>
      <text:p text:style-name="Standard">t.string "name"</text:p>
      <text:p text:style-name="Standard">t.datetime "created_at", precision: 6, null: false</text:p>
      <text:p text:style-name="Standard">t.datetime "updated_at", precision: 6, null: false</text:p>
      <text:p text:style-name="Standard">end</text:p>
      <text:p text:style-name="Standard"/>
      <text:p text:style-name="Standard">create_table "books", force: :cascade do |t|</text:p>
      <text:p text:style-name="Standard">t.integer "author_id"</text:p>
      <text:p text:style-name="Standard">t.datetime "published_at"</text:p>
      <text:p text:style-name="Standard">t.datetime "created_at", precision: 6, null: false</text:p>
      <text:p text:style-name="Standard">t.datetime "updated_at", precision: 6, null: false</text:p>
      <text:p text:style-name="Standard">t.index ["author_id"], name: "index_books_on_author_id"</text:p>
      <text:p text:style-name="Standard">end</text:p>
      <text:p text:style-name="Standard"/>
      <text:p text:style-name="Standard">add_foreign_key "books", "authors"</text:p>
      <text:p text:style-name="Standard">end</text:p>
      <text:p text:style-name="Standard"/>
      <text:p text:style-name="Standard"/>
      <text:p text:style-name="Standard"/>
      <text:p text:style-name="Standard"/>
      <text:p text:style-name="P4">polymorphic associations</text:p>
      <text:p text:style-name="P4">models</text:p>
      <text:p text:style-name="Standard">class Picture &lt; ApplicationRecord</text:p>
      <text:p text:style-name="Standard">belongs_to :imageable, polymorphic: true</text:p>
      <text:p text:style-name="Standard">end</text:p>
      <text:p text:style-name="Standard"/>
      <text:p text:style-name="Standard">class Book &lt; ApplicationRecord</text:p>
      <text:p text:style-name="Standard">belongs_to :writer, class_name: 'Author', foreign_key: 'author_id'</text:p>
      <text:p text:style-name="Standard">has_many :pictures, as: :imageable</text:p>
      <text:p text:style-name="Standard"><text:soft-page-break/>end</text:p>
      <text:p text:style-name="Standard"/>
      <text:p text:style-name="Standard">class Author &lt; ApplicationRecord</text:p>
      <text:p text:style-name="Standard">has_many :books, inverse_of: 'writer'</text:p>
      <text:p text:style-name="Standard">has_many :pictures , as: :imageable</text:p>
      <text:p text:style-name="Standard">end</text:p>
      <text:p text:style-name="P4"/>
      <text:p text:style-name="P4"/>
      <text:p text:style-name="P4">schema</text:p>
      <text:p text:style-name="Standard">create_table "pictures", force: :cascade do |t|</text:p>
      <text:p text:style-name="Standard">t.string "name"</text:p>
      <text:p text:style-name="Standard">t.string "imageable_type"</text:p>
      <text:p text:style-name="Standard">t.integer "imageable_id"</text:p>
      <text:p text:style-name="Standard">t.datetime "created_at", precision: 6, null: false</text:p>
      <text:p text:style-name="Standard">t.datetime "updated_at", precision: 6, null: false</text:p>
      <text:p text:style-name="Standard">t.index ["imageable_type", "imageable_id"], name: "index_pictures_on_imageable"</text:p>
      <text:p text:style-name="Standard">end</text:p>
      <text:p text:style-name="Standard"/>
      <text:p text:style-name="Standard"/>
      <text:p text:style-name="P5">console</text:p>
      <text:p text:style-name="P6"/>
      <text:p text:style-name="P6"/>
      <text:p text:style-name="P4"/>
      <text:p text:style-name="Standard"><text:span text:style-name="Source_20_Text"><text:span text:style-name="T1">irb(main):001:0&gt; Picture.count</text:span></text:span></text:p>
      <text:p text:style-name="Standard"><text:span text:style-name="Source_20_Text"><text:span text:style-name="T1"><text:s text:c="3"/>(0.5ms) <text:s/>SELECT sqlite_version(*)</text:span></text:span></text:p>
      <text:p text:style-name="Standard"><text:span text:style-name="Source_20_Text"><text:span text:style-name="T1"><text:s text:c="3"/>(0.1ms) <text:s/>SELECT COUNT(*) FROM "pictures"</text:span></text:span></text:p>
      <text:p text:style-name="Standard"><text:span text:style-name="Source_20_Text"><text:span text:style-name="T4">=&gt;</text:span></text:span><text:span text:style-name="Source_20_Text"><text:span text:style-name="T1"> 0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irb(main):002:0&gt; a=Author.first</text:span></text:span></text:p>
      <text:p text:style-name="Standard"><text:span text:style-name="Source_20_Text"><text:span text:style-name="T1"><text:s text:c="2"/>Author Load (0.2ms) <text:s/>SELECT "authors".* FROM "authors" ORDER BY "authors"."id" ASC LIMIT ? <text:s/>[["LIMIT", 1]]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Author id: 1, name: "pavan", created_at: "2021-06-08 10:39:16.582188000 +0000", updated_at: "2021-06-08 10:39:16.582188000 +0000"&gt;</text:span></text:span></text:p>
      <text:p text:style-name="Standard"><text:span text:style-name="Source_20_Text"><text:span text:style-name="T1">irb(main):003:0&gt; a.pictures</text:span></text:span></text:p>
      <text:p text:style-name="Standard"><text:span text:style-name="Source_20_Text"><text:span text:style-name="T1"><text:s text:c="2"/>Picture Load (0.2ms) <text:s/>SELECT "pictures".* FROM "pictures" WHERE "pictures"."imageable_id" = ? AND "pictures"."imageable_type" = ? /* loading for inspect */ LIMIT ? <text:s/>[["imageable_id", 1], ["imageable_type", "Author"], ["LIMIT", 11]]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]&gt;</text:span></text:span></text:p>
      <text:p text:style-name="Standard"><text:span text:style-name="Source_20_Text"><text:span text:style-name="T1">irb(main):004:0&gt; Picture.new(name: "picture1")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5:0&gt; p = 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oft-page-break/><text:span text:style-name="Source_20_Text"><text:span text:style-name="T1">irb(main):006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7:0&gt; Picture.new(name: "picture1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8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9:0&gt; </text:span></text:span></text:p>
      <text:p text:style-name="Standard"><text:span text:style-name="Source_20_Text"><text:span text:style-name="T1">irb(main):010:0&gt; Author.pictures &lt;&lt; p</text:span></text:span></text:p>
      <text:p text:style-name="Standard"><text:span text:style-name="Source_20_Text"><text:span text:style-name="T1">Traceback (most recent call last):</text:span></text:span></text:p>
      <text:p text:style-name="Standard"><text:span text:style-name="Source_20_Text"><text:span text:style-name="T1"><text:s text:c="8"/>1: from (irb):10</text:span></text:span></text:p>
      <text:p text:style-name="Standard"><text:span text:style-name="Source_20_Text"><text:span text:style-name="T1">NoMethodError (undefined method `pictures' for #&lt;Class:0x000056492b50b160&gt;)</text:span></text:span></text:p>
      <text:p text:style-name="Standard"><text:span text:style-name="Source_20_Text"><text:span text:style-name="T1">irb(main):011:0&gt; a.pictures &lt;&lt; p</text:span></text:span></text:p>
      <text:p text:style-name="Standard"><text:span text:style-name="Source_20_Text"><text:span text:style-name="T1"><text:s text:c="2"/>TRANSACTION (0.1ms) <text:s/>begin transaction</text:span></text:span></text:p>
      <text:p text:style-name="Standard"><text:span text:style-name="Source_20_Text"><text:span text:style-name="T1"><text:s text:c="2"/>Picture Create (1.2ms) <text:s/>INSERT INTO "pictures" ("name", "imageable_type", "imageable_id", "created_at", "updated_at") VALUES (?, ?, ?, ?, ?) <text:s/>[["name", "picture1"], ["imageable_type", "Author"], ["imageable_id", 1], ["created_at", "2021-06-08 11:39:19.189441"], ["updated_at", "2021-06-08 11:39:19.189441"]]</text:span></text:span></text:p>
      <text:p text:style-name="Standard"><text:span text:style-name="Source_20_Text"><text:span text:style-name="T1"><text:s text:c="2"/>TRANSACTION (4.1ms) <text:s/>commit transaction</text:span></text:span></text:p>
      <text:p text:style-name="Standard"><text:span text:style-name="Source_20_Text"><text:span text:style-name="T1"><text:s text:c="2"/>Picture Load (0.3ms) <text:s/>SELECT "pictures".* FROM "pictures" WHERE "pictures"."imageable_id" = ? AND "pictures"."imageable_type" = ? /* loading for inspect */ LIMIT ? <text:s/>[["imageable_id", 1], ["imageable_type", "Author"], 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#&lt;Picture id: 1, name: "picture1", imageable_type: "Author", imageable_id: 1, created_at: "2021-06-08 11:39:19.189441000 +0000", updated_at: "2021-06-08 11:39:19.189441000 +0000"&gt;]&gt;</text:span></text:span></text:p>
      <text:p text:style-name="Standard"><text:span text:style-name="Source_20_Text"><text:span text:style-name="T1">irb(main):012:0&gt; Picture.all</text:span></text:span></text:p>
      <text:p text:style-name="Standard"><text:span text:style-name="Source_20_Text"><text:span text:style-name="T1"><text:s text:c="2"/>Picture Load (0.4ms) <text:s/>SELECT "pictures".* FROM "pictures" /* loading for inspect */ LIMIT ? <text:s/>[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Relation [#&lt;Picture id: 1, name: "picture1", imageable_type: "Author", imageable_id: 1, created_at: "2021-06-08 11:39:19.189441000 +0000", updated_at: "2021-06-08 11:39:19.189441000 +0000"&gt;]&gt;</text:span></text:span></text:p>
      <text:p text:style-name="Standard"><text:span text:style-name="Source_20_Text"><text:span text:style-name="T1">irb(main):013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14:0&gt; b=Book.first</text:span></text:span></text:p>
      <text:p text:style-name="Standard"><text:span text:style-name="Source_20_Text"><text:span text:style-name="T1"><text:s text:c="2"/>Book Load (0.9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15:0&gt; b.pictures &lt;&lt;p</text:span></text:span></text:p>
      <text:p text:style-name="Standard"><text:span text:style-name="Source_20_Text"><text:span text:style-name="T1">pavan@pavan-VirtualBox:~/demo1$ rails console</text:span></text:span></text:p>
      <text:p text:style-name="Standard"><text:span text:style-name="Source_20_Text"><text:span text:style-name="T1">Running via Spring preloader in process 29477</text:span></text:span></text:p>
      <text:p text:style-name="Standard"><text:soft-page-break/><text:span text:style-name="Source_20_Text"><text:span text:style-name="T1">Loading development environment (Rails 6.1.3.2)</text:span></text:span></text:p>
      <text:p text:style-name="Standard"><text:span text:style-name="Source_20_Text"><text:span text:style-name="T1">irb(main):001:0&gt; Picture.new(name: "picture2")</text:span></text:span></text:p>
      <text:p text:style-name="Standard"><text:span text:style-name="Source_20_Text"><text:span text:style-name="T1"><text:s text:c="3"/>(0.5ms) <text:s/>SELECT sqlite_version(*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2:0&gt; b=Book.first</text:span></text:span></text:p>
      <text:p text:style-name="Standard"><text:span text:style-name="Source_20_Text"><text:span text:style-name="T1"><text:s text:c="2"/>Book Load (0.2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03:0&gt; p</text:span></text:span></text:p>
      <text:p text:style-name="Standard"><text:span text:style-name="Source_20_Text"><text:span text:style-name="T4">=&gt;</text:span></text:span><text:span text:style-name="Source_20_Text"><text:span text:style-name="T1"> nil</text:span></text:span></text:p>
      <text:p text:style-name="Standard"><text:span text:style-name="Source_20_Text"><text:span text:style-name="T1">irb(main):004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5:0&gt; p</text:span></text:span></text:p>
      <text:p text:style-name="Standard"><text:span text:style-name="Source_20_Text"><text:span text:style-name="T4">=&gt;</text:span></text:span><text:span text:style-name="Source_20_Text"><text:span text:style-name="T1"> nil</text:span></text:span></text:p>
      <text:p text:style-name="Standard"><text:span text:style-name="Source_20_Text"><text:span text:style-name="T1">irb(main):006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7:0&gt; p=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8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9:0&gt; b=Book.first</text:span></text:span></text:p>
      <text:p text:style-name="Standard"><text:span text:style-name="Source_20_Text"><text:span text:style-name="T1"><text:s text:c="2"/>Book Load (0.3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10:0&gt; b.pictures &lt;&lt;p</text:span></text:span></text:p>
      <text:p text:style-name="Standard"><text:span text:style-name="Source_20_Text"><text:span text:style-name="T1">irb(main):011:0" </text:span></text:span></text:p>
      <text:p text:style-name="Standard"><text:span text:style-name="Source_20_Text"><text:span text:style-name="T1">[4]+ <text:s/>Stopped <text:s text:c="16"/>rails console</text:span></text:span></text:p>
      <text:p text:style-name="Standard"><text:span text:style-name="Source_20_Text"><text:span text:style-name="T1">pavan@pavan-VirtualBox:~/demo1$ rails console</text:span></text:span></text:p>
      <text:p text:style-name="Standard"><text:span text:style-name="Source_20_Text"><text:span text:style-name="T1">Running via Spring preloader in process 29582</text:span></text:span></text:p>
      <text:p text:style-name="Standard"><text:span text:style-name="Source_20_Text"><text:span text:style-name="T1">Loading development environment (Rails 6.1.3.2)</text:span></text:span></text:p>
      <text:p text:style-name="Standard"><text:span text:style-name="Source_20_Text"><text:span text:style-name="T1">irb(main):001:0&gt; Picture.new(name: "picture2")</text:span></text:span></text:p>
      <text:p text:style-name="Standard"><text:span text:style-name="Source_20_Text"><text:span text:style-name="T1"><text:s text:c="3"/>(0.7ms) <text:s/>SELECT sqlite_version(*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2:0&gt; p = 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3:0&gt; b=Book.first</text:span></text:span></text:p>
      <text:p text:style-name="Standard"><text:soft-page-break/><text:span text:style-name="Source_20_Text"><text:span text:style-name="T1"><text:s text:c="2"/>Book Load (0.2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04:0&gt; b.pictures &lt;&lt; p</text:span></text:span></text:p>
      <text:p text:style-name="Standard"><text:span text:style-name="Source_20_Text"><text:span text:style-name="T1"><text:s text:c="2"/>TRANSACTION (0.1ms) <text:s/>begin transaction</text:span></text:span></text:p>
      <text:p text:style-name="Standard"><text:span text:style-name="Source_20_Text"><text:span text:style-name="T1"><text:s text:c="2"/>Picture Create (5.7ms) <text:s/>INSERT INTO "pictures" ("name", "imageable_type", "imageable_id", "created_at", "updated_at") VALUES (?, ?, ?, ?, ?) <text:s/>[["name", "picture2"], ["imageable_type", "Book"], ["imageable_id", 1], ["created_at", "2021-06-08 11:51:20.178522"], ["updated_at", "2021-06-08 11:51:20.178522"]]</text:span></text:span></text:p>
      <text:p text:style-name="Standard"><text:span text:style-name="Source_20_Text"><text:span text:style-name="T1"><text:s text:c="2"/>TRANSACTION (8.7ms) <text:s/>commit transaction</text:span></text:span></text:p>
      <text:p text:style-name="Standard"><text:span text:style-name="Source_20_Text"><text:span text:style-name="T1"><text:s text:c="2"/>Picture Load (0.4ms) <text:s/>SELECT "pictures".* FROM "pictures" WHERE "pictures"."imageable_id" = ? AND "pictures"."imageable_type" = ? /* loading for inspect */ LIMIT ? <text:s/>[["imageable_id", 1], ["imageable_type", "Book"], 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#&lt;Picture id: 2, name: "picture2", imageable_type: "Book", imageable_id: 1, created_at: "2021-06-08 11:51:20.178522000 +0000", updated_at: "2021-06-08 11:51:20.178522000 +0000"&gt;]&gt;</text:span></text:span></text:p>
      <text:p text:style-name="Standard"><text:span text:style-name="Source_20_Text"><text:span text:style-name="T1">irb(main):005:0&gt; Picture.all</text:span></text:span></text:p>
      <text:p text:style-name="Standard"><text:span text:style-name="Source_20_Text"><text:span text:style-name="T1"><text:s text:c="2"/>Picture Load (0.3ms) <text:s/>SELECT "pictures".* FROM "pictures" /* loading for inspect */ LIMIT ? <text:s/>[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Relation [#&lt;Picture id: 1, name: "picture1", imageable_type: "Author", imageable_id: 1, created_at: "2021-06-08 11:39:19.189441000 +0000", updated_at: "2021-06-08 11:39:19.189441000 +0000"&gt;, #&lt;Picture id: 2, name: "picture2", imageable_type: "Book", imageable_id: 1, created_at: "2021-06-08 11:51:20.178522000 +0000", updated_at: "2021-06-08 11:51:20.178522000 +0000"&gt;]&gt;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P8"><text:span text:style-name="Source_20_Text"><text:span text:style-name="T5">has_one</text:span></text:span></text:p>
      <text:p text:style-name="P8"><text:span text:style-name="Source_20_Text"><text:span text:style-name="T5"/></text:span></text:p>
      <text:p text:style-name="Standard"><text:span text:style-name="Source_20_Text">class Account &lt; ApplicationRecord</text:span></text:p>
      <text:p text:style-name="Standard">#belongs_to :supplier</text:p>
      <text:p text:style-name="Standard">end</text:p>
      <text:p text:style-name="Standard"><text:span text:style-name="Source_20_Text"/></text:p>
      <text:p text:style-name="Standard"><text:span text:style-name="Source_20_Text">class Supplier &lt; ApplicationRecord</text:span></text:p>
      <text:p text:style-name="Standard">has_one :account</text:p>
      <text:p text:style-name="Standard">=begin </text:p>
      <text:p text:style-name="Standard">has_many :books</text:p>
      <text:p text:style-name="Standard">has_many :authors, through: :books</text:p>
      <text:p text:style-name="Standard">=end</text:p>
      <text:p text:style-name="Standard"/>
      <text:p text:style-name="Standard">end</text:p>
      <text:p text:style-name="Standard"><text:span text:style-name="Source_20_Text"/></text:p>
      <text:p text:style-name="Standard"><text:span text:style-name="Source_20_Text">class CreateAccounts &lt; ActiveRecord::Migration[6.1]</text:span></text:p>
      <text:p text:style-name="Standard"><text:soft-page-break/>def change</text:p>
      <text:p text:style-name="Standard">create_table :accounts do |t|</text:p>
      <text:p text:style-name="Standard">t.belongs_to :supplier</text:p>
      <text:p text:style-name="Standard">t.string :account_number</text:p>
      <text:p text:style-name="Standard"/>
      <text:p text:style-name="Standard">t.timestamps</text:p>
      <text:p text:style-name="Standard">end</text:p>
      <text:p text:style-name="Standard">end</text:p>
      <text:p text:style-name="Standard">end</text:p>
      <text:p text:style-name="Standard"><text:span text:style-name="Source_20_Text"/></text:p>
      <text:p text:style-name="Standard"><text:span text:style-name="Source_20_Text">class CreateSuppliers &lt; ActiveRecord::Migration[6.1]</text:span></text:p>
      <text:p text:style-name="Standard">def change</text:p>
      <text:p text:style-name="Standard">create_table :suppliers do |t|</text:p>
      <text:p text:style-name="Standard">t.string :name</text:p>
      <text:p text:style-name="Standard"/>
      <text:p text:style-name="Standard">t.timestamps</text:p>
      <text:p text:style-name="Standard">end</text:p>
      <text:p text:style-name="Standard">end</text:p>
      <text:p text:style-name="Standard">end</text:p>
      <text:p text:style-name="P17"/>
      <text:p text:style-name="Standard">class CreateSuppliers &lt; ActiveRecord::Migration[6.1]</text:p>
      <text:p text:style-name="Standard"><text:s text:c="2"/>def change</text:p>
      <text:p text:style-name="Standard"><text:s text:c="4"/>create_table :suppliers do |t|</text:p>
      <text:p text:style-name="Standard"><text:s text:c="6"/>t.string :name</text:p>
      <text:p text:style-name="Standard"/>
      <text:p text:style-name="Standard"><text:s text:c="6"/>t.timestamps</text:p>
      <text:p text:style-name="Standard"><text:s text:c="4"/>end</text:p>
      <text:p text:style-name="Standard"><text:s text:c="2"/>end</text:p>
      <text:p text:style-name="Standard">end</text:p>
      <text:p text:style-name="Standard"/>
      <text:p text:style-name="P8"><text:span text:style-name="Source_20_Text"><text:span text:style-name="T5"/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Standard">irb(main):003:0&gt; @s=Supplier.create(name: "pavan")</text:p>
      <text:p text:style-name="Standard"><text:s text:c="2"/>TRANSACTION (0.2ms) <text:s/>begin transaction</text:p>
      <text:p text:style-name="Standard"><text:s text:c="2"/>Supplier Create (0.7ms) <text:s/>INSERT INTO "suppliers" ("name", "created_at", "updated_at") VALUES (?, ?, ?) <text:s/>[["name", "pavan"], ["created_at", "2021-06-09 11:46:19.828422"], ["updated_at", "2021-06-09 11:46:19.828422"]]</text:p>
      <text:p text:style-name="Standard"><text:s text:c="2"/>TRANSACTION (18.1ms) <text:s/>commit transaction</text:p>
      <text:p text:style-name="Standard">=&gt; #&lt;Supplier id: 1, name: "pavan", created_at: "2021-06-09 11:46:19.828422000 +0000", updated_at: "2021-06-09 11:46:19.828422000 +0000"&gt;</text:p>
      <text:p text:style-name="Standard">irb(main):004:0&gt; @acc=@s.accounts.create(account_number: "123")</text:p>
      <text:p text:style-name="Standard">Traceback (most recent call last):</text:p>
      <text:p text:style-name="Standard"><text:s text:c="8"/>1: from (irb):4</text:p>
      <text:p text:style-name="Standard">NoMethodError (undefined method `accounts' for #&lt;Supplier:0x000055e25e0f29e0&gt;)</text:p>
      <text:p text:style-name="Standard">Did you mean? <text:s/>account</text:p>
      <text:p text:style-name="Standard"><text:s text:c="15"/>account=</text:p>
      <text:p text:style-name="Standard">irb(main):005:0&gt; @acc=@s.account</text:p>
      <text:p text:style-name="Standard"><text:s text:c="2"/>Account Load (0.4ms) <text:s/>SELECT "accounts".* FROM "accounts" WHERE "accounts"."supplier_id" = ? LIMIT ? <text:s/>[["supplier_id", 1], ["LIMIT", 1]]</text:p>
      <text:p text:style-name="Standard">=&gt; nil</text:p>
      <text:p text:style-name="Standard">irb(main):006:0&gt; @acc=@s.account.create(account_number: "123")</text:p>
      <text:p text:style-name="Standard"><text:soft-page-break/>Traceback (most recent call last):</text:p>
      <text:p text:style-name="Standard"><text:s text:c="8"/>1: from (irb):6</text:p>
      <text:p text:style-name="Standard">NoMethodError (undefined method `create' for nil:NilClass)</text:p>
      <text:p text:style-name="Standard">irb(main):007:0&gt; @acc=@s.reload_account</text:p>
      <text:p text:style-name="Standard"><text:s text:c="2"/>Account Load (0.3ms) <text:s/>SELECT "accounts".* FROM "accounts" WHERE "accounts"."supplier_id" = ? LIMIT ? <text:s/>[["supplier_id", 1], ["LIMIT", 1]]</text:p>
      <text:p text:style-name="Standard">=&gt; nil</text:p>
      <text:p text:style-name="Standard">irb(main):008:0&gt; @acc=@s.create_account(account_account: "123")</text:p>
      <text:p text:style-name="Standard">Traceback (most recent call last):</text:p>
      <text:p text:style-name="Standard"><text:s text:c="8"/>1: from (irb):8</text:p>
      <text:p text:style-name="Standard">ActiveModel::UnknownAttributeError (unknown attribute 'account_account' for Account.)</text:p>
      <text:p text:style-name="Standard">irb(main):009:0&gt; Account.count</text:p>
      <text:p text:style-name="Standard"><text:s text:c="3"/>(0.3ms) <text:s/>SELECT COUNT(*) FROM "accounts"</text:p>
      <text:p text:style-name="Standard">=&gt; 0</text:p>
      <text:p text:style-name="Standard">irb(main):010:0&gt; @acc=Account.new()</text:p>
      <text:p text:style-name="Standard">=&gt; #&lt;Account id: nil, supplier_id: nil, account_number: nil, created_at: nil, updated_at: nil&gt;</text:p>
      <text:p text:style-name="Standard">irb(main):011:0&gt; @acc.account_number="123"</text:p>
      <text:p text:style-name="Standard">=&gt; "123"</text:p>
      <text:p text:style-name="Standard">irb(main):012:0&gt; @acc.supplier_id=@s</text:p>
      <text:p text:style-name="Standard">=&gt; #&lt;Supplier id: 1, name: "pavan", created_at: "2021-06-09 11:46:19.828422000 +0000", updated_at: "2021-06-09 11:46:19.828422000 +0000"&gt;</text:p>
      <text:p text:style-name="Standard">irb(main):013:0&gt; @acc.save</text:p>
      <text:p text:style-name="Standard"><text:s text:c="2"/>TRANSACTION (0.1ms) <text:s/>begin transaction</text:p>
      <text:p text:style-name="Standard"><text:s text:c="2"/>Account Create (0.6ms) <text:s/>INSERT INTO "accounts" ("account_number", "created_at", "updated_at") VALUES (?, ?, ?) <text:s/>[["account_number", "123"], ["created_at", "2021-06-09 12:04:04.349977"], ["updated_at", "2021-06-09 12:04:04.349977"]]</text:p>
      <text:p text:style-name="Standard"><text:s text:c="2"/>TRANSACTION (11.3ms) <text:s/>commit transaction</text:p>
      <text:p text:style-name="Standard">=&gt; true</text:p>
      <text:p text:style-name="Standard">irb(main):014:0&gt; @acc</text:p>
      <text:p text:style-name="Standard">=&gt; #&lt;Account id: 1, supplier_id: nil, account_number: "123", created_at: "2021-06-09 12:04:04.349977000 +0000", updated_at: "2021-06-09 12:04:04.349977000 +0000"&gt;</text:p>
      <text:p text:style-name="Standard">irb(main):015:0&gt; @s.account=@acc</text:p>
      <text:p text:style-name="Standard"><text:s text:c="2"/>TRANSACTION (0.1ms) <text:s/>begin transaction</text:p>
      <text:p text:style-name="Standard"><text:s text:c="2"/>Account Update (0.7ms) <text:s/>UPDATE "accounts" SET "supplier_id" = ?, "updated_at" = ? WHERE "accounts"."id" = ? <text:s/>[["supplier_id", 1], ["updated_at", "2021-06-09 12:06:32.597388"], ["id", 1]]</text:p>
      <text:p text:style-name="Standard"><text:s text:c="2"/>TRANSACTION (7.9ms) <text:s/>commit transaction</text:p>
      <text:p text:style-name="Standard">=&gt; #&lt;Account id: 1, supplier_id: 1, account_number: "123", created_at: "2021-06-09 12:04:04.349977000 +0000", updated_at: "2021-06-09 12:06:32.597388000 +0000"&gt;</text:p>
      <text:p text:style-name="Standard">irb(main):016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1, account_number: "123", created_at: "2021-06-09 12:04:04.349977000 +0000", updated_at: "2021-06-09 12:06:32.597388000 +0000"&gt;]&gt;</text:p>
      <text:p text:style-name="Standard">irb(main):017:0&gt; @acc=Account.create(account_number: "234")</text:p>
      <text:p text:style-name="Standard"><text:s text:c="2"/>TRANSACTION (0.1ms) <text:s/>begin transaction</text:p>
      <text:p text:style-name="Standard"><text:s text:c="2"/>Account Create (1.7ms) <text:s/>INSERT INTO "accounts" ("account_number", "created_at", "updated_at") VALUES (?, ?, ?) <text:s/>[["account_number", "234"], ["created_at", "2021-06-09 12:09:02.573216"], ["updated_at", "2021-06-09 12:09:02.573216"]]</text:p>
      <text:p text:style-name="Standard"><text:s text:c="2"/>TRANSACTION (8.8ms) <text:s/>commit transaction</text:p>
      <text:p text:style-name="Standard">=&gt; #&lt;Account id: 2, supplier_id: nil, account_number: "234", created_at: "2021-06-09 12:09:02.573216000 +0000", updated_at: "2021-06-09 12:09:02.573216000 +0000"&gt;</text:p>
      <text:p text:style-name="Standard"><text:soft-page-break/>irb(main):018:0&gt; @s.account = Account.create(account_number: "345")</text:p>
      <text:p text:style-name="Standard"><text:s text:c="2"/>TRANSACTION (0.1ms) <text:s/>begin transaction</text:p>
      <text:p text:style-name="Standard"><text:s text:c="2"/>Account Create (0.7ms) <text:s/>INSERT INTO "accounts" ("account_number", "created_at", "updated_at") VALUES (?, ?, ?) <text:s/>[["account_number", "345"], ["created_at", "2021-06-09 12:10:14.001070"], ["updated_at", "2021-06-09 12:10:14.001070"]]</text:p>
      <text:p text:style-name="Standard"><text:s text:c="2"/>TRANSACTION (9.3ms) <text:s/>commit transaction</text:p>
      <text:p text:style-name="Standard"><text:s text:c="2"/>TRANSACTION (0.1ms) <text:s/>begin transaction</text:p>
      <text:p text:style-name="Standard"><text:s text:c="2"/>Account Update (0.5ms) <text:s/>UPDATE "accounts" SET "supplier_id" = ?, "updated_at" = ? WHERE "accounts"."id" = ? <text:s/>[["supplier_id", nil], ["updated_at", "2021-06-09 12:10:14.017843"], ["id", 1]]</text:p>
      <text:p text:style-name="Standard"><text:s text:c="2"/>Account Update (0.3ms) <text:s/>UPDATE "accounts" SET "supplier_id" = ?, "updated_at" = ? WHERE "accounts"."id" = ? <text:s/>[["supplier_id", 1], ["updated_at", "2021-06-09 12:10:14.023357"], ["id", 3]]</text:p>
      <text:p text:style-name="Standard"><text:s text:c="2"/>TRANSACTION (7.1ms) <text:s/>commit transaction</text:p>
      <text:p text:style-name="Standard">=&gt; #&lt;Account id: 3, supplier_id: 1, account_number: "345", created_at: "2021-06-09 12:10:14.001070000 +0000", updated_at: "2021-06-09 12:10:14.023357000 +0000"&gt;</text:p>
      <text:p text:style-name="Standard">irb(main):019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1, account_number: "345", created_at: "2021-06-09 12:10:14.001070000 +0000", updated_at: "2021-06-09 12:10:14.023357000 +0000"&gt;]&gt;</text:p>
      <text:p text:style-name="Standard">irb(main):020:0&gt; @a=@s.build_account(account_number: "1744")</text:p>
      <text:p text:style-name="Standard"><text:s text:c="2"/>TRANSACTION (0.1ms) <text:s/>begin transaction</text:p>
      <text:p text:style-name="Standard"><text:s text:c="2"/>Account Update (1.4ms) <text:s/>UPDATE "accounts" SET "supplier_id" = ?, "updated_at" = ? WHERE "accounts"."id" = ? <text:s/>[["supplier_id", nil], ["updated_at", "2021-06-09 12:14:17.173551"], ["id", 3]]</text:p>
      <text:p text:style-name="Standard"><text:s text:c="2"/>TRANSACTION (8.5ms) <text:s/>commit transaction</text:p>
      <text:p text:style-name="Standard">=&gt; #&lt;Account id: nil, supplier_id: 1, account_number: "1744", created_at: nil, updated_at: nil&gt;</text:p>
      <text:p text:style-name="Standard">irb(main):021:0&gt; @a.save</text:p>
      <text:p text:style-name="Standard"><text:s text:c="2"/>TRANSACTION (0.1ms) <text:s/>begin transaction</text:p>
      <text:p text:style-name="Standard"><text:s text:c="2"/>Account Create (0.9ms) <text:s/>INSERT INTO "accounts" ("supplier_id", "account_number", "created_at", "updated_at") VALUES (?, ?, ?, ?) <text:s/>[["supplier_id", 1], ["account_number", "1744"], ["created_at", "2021-06-09 12:14:34.239703"], ["updated_at", "2021-06-09 12:14:34.239703"]]</text:p>
      <text:p text:style-name="Standard"><text:s text:c="2"/>TRANSACTION (13.3ms) <text:s/>commit transaction</text:p>
      <text:p text:style-name="Standard">=&gt; true</text:p>
      <text:p text:style-name="Standard">irb(main):022:0&gt; Account.all</text:p>
      <text:p text:style-name="Standard"><text:s text:c="2"/>Account Load (0.3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1, account_number: "1744", created_at: "2021-06-09 12:14:34.239703000 +0000", updated_at: "2021-06-09 12:14:34.239703000 +0000"&gt;]&gt;</text:p>
      <text:p text:style-name="Standard">irb(main):023:0&gt; @a=@s.create_account(account_number: "1746")</text:p>
      <text:p text:style-name="Standard"><text:s text:c="2"/>TRANSACTION (0.1ms) <text:s/>begin transaction</text:p>
      <text:p text:style-name="Standard"><text:soft-page-break/><text:s text:c="2"/>Account Create (0.6ms) <text:s/>INSERT INTO "accounts" ("supplier_id", "account_number", "created_at", "updated_at") VALUES (?, ?, ?, ?) <text:s/>[["supplier_id", 1], ["account_number", "1746"], ["created_at", "2021-06-09 12:16:38.800759"], ["updated_at", "2021-06-09 12:16:38.800759"]]</text:p>
      <text:p text:style-name="Standard"><text:s text:c="2"/>TRANSACTION (7.5ms) <text:s/>commit transaction</text:p>
      <text:p text:style-name="Standard"><text:s text:c="2"/>TRANSACTION (0.1ms) <text:s/>begin transaction</text:p>
      <text:p text:style-name="Standard"><text:s text:c="2"/>Account Update (0.4ms) <text:s/>UPDATE "accounts" SET "supplier_id" = ?, "updated_at" = ? WHERE "accounts"."id" = ? <text:s/>[["supplier_id", nil], ["updated_at", "2021-06-09 12:16:38.813764"], ["id", 4]]</text:p>
      <text:p text:style-name="Standard"><text:s text:c="2"/>TRANSACTION (5.3ms) <text:s/>commit transaction</text:p>
      <text:p text:style-name="Standard">=&gt; #&lt;Account id: 5, supplier_id: 1, account_number: "1746", created_at: "2021-06-09 12:16:38.800759000 +0000", updated_at: "2021-06-09 12:16:38.800759000 +0000"&gt;</text:p>
      <text:p text:style-name="Standard">irb(main):024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]&gt;</text:p>
      <text:p text:style-name="Standard">irb(main):025:0&gt; </text:p>
      <text:p text:style-name="Standard">[4]+ <text:s/>Stopped <text:s text:c="16"/>rails console</text:p>
      <text:p text:style-name="Standard">pavan@pavan-VirtualBox:~/demo$ rails console</text:p>
      <text:p text:style-name="Standard">Running via Spring preloader in process 10636</text:p>
      <text:p text:style-name="Standard">Loading development environment (Rails 6.1.3.2)</text:p>
      <text:p text:style-name="Standard">irb(main):001:0&gt; @s=Suppler.create(name: "reddy")</text:p>
      <text:p text:style-name="Standard">Traceback (most recent call last):</text:p>
      <text:p text:style-name="Standard"><text:s text:c="8"/>1: from (irb):1</text:p>
      <text:p text:style-name="Standard">NameError (uninitialized constant Suppler)</text:p>
      <text:p text:style-name="Standard">Did you mean? <text:s/>Supplier</text:p>
      <text:p text:style-name="Standard">irb(main):002:0&gt; @s=Supplier.create(name: "reddy")</text:p>
      <text:p text:style-name="Standard"><text:s text:c="3"/>(0.5ms) <text:s/>SELECT sqlite_version(*)</text:p>
      <text:p text:style-name="Standard"><text:s text:c="2"/>TRANSACTION (0.2ms) <text:s/>begin transaction</text:p>
      <text:p text:style-name="Standard"><text:s text:c="2"/>Supplier Create (0.6ms) <text:s/>INSERT INTO "suppliers" ("name", "created_at", "updated_at") VALUES (?, ?, ?) <text:s/>[["name", "reddy"], ["created_at", "2021-06-09 12:19:18.839287"], ["updated_at", "2021-06-09 12:19:18.839287"]]</text:p>
      <text:p text:style-name="Standard"><text:s text:c="2"/>TRANSACTION (8.7ms) <text:s/>commit transaction</text:p>
      <text:p text:style-name="Standard">=&gt; #&lt;Supplier id: 2, name: "reddy", created_at: "2021-06-09 12:19:18.839287000 +0000", updated_at: "2021-06-09 12:19:18.839287000 +0000"&gt;</text:p>
      <text:p text:style-name="Standard">irb(main):003:0&gt; @a=@s.create_account(account_number: "1749")</text:p>
      <text:p text:style-name="Standard"><text:s text:c="2"/>TRANSACTION (0.1ms) <text:s/>begin transaction</text:p>
      <text:p text:style-name="Standard"><text:s text:c="2"/>Account Create (1.5ms) <text:s/>INSERT INTO "accounts" ("supplier_id", "account_number", "created_at", "updated_at") VALUES (?, ?, ?, ?) <text:s/>[["supplier_id", 2], ["account_number", "1749"], ["created_at", "2021-06-09 12:19:59.837178"], ["updated_at", "2021-06-09 12:19:59.837178"]]</text:p>
      <text:p text:style-name="Standard"><text:s text:c="2"/>TRANSACTION (8.8ms) <text:s/>commit transaction</text:p>
      <text:p text:style-name="Standard"><text:s text:c="2"/>Account Load (0.2ms) <text:s/>SELECT "accounts".* FROM "accounts" WHERE "accounts"."supplier_id" = ? LIMIT ? <text:s/>[["supplier_id", 2], ["LIMIT", 1]]</text:p>
      <text:p text:style-name="Standard"><text:soft-page-break/>=&gt; #&lt;Account id: 6, supplier_id: 2, account_number: "1749", created_at: "2021-06-09 12:19:59.837178000 +0000", updated_at: "2021-06-09 12:19:59.837178000 +0000"&gt;</text:p>
      <text:p text:style-name="Standard">irb(main):004:0&gt; @a=@s.build_account(account_number: "1749")</text:p>
      <text:p text:style-name="Standard"><text:s text:c="2"/>TRANSACTION (0.2ms) <text:s/>begin transaction</text:p>
      <text:p text:style-name="Standard"><text:s text:c="2"/>Account Update (0.7ms) <text:s/>UPDATE "accounts" SET "supplier_id" = ?, "updated_at" = ? WHERE "accounts"."id" = ? <text:s/>[["supplier_id", nil], ["updated_at", "2021-06-09 12:20:20.442961"], ["id", 6]]</text:p>
      <text:p text:style-name="Standard"><text:s text:c="2"/>TRANSACTION (11.1ms) <text:s/>commit transaction</text:p>
      <text:p text:style-name="Standard">=&gt; #&lt;Account id: nil, supplier_id: 2, account_number: "1749", created_at: nil, updated_at: nil&gt;</text:p>
      <text:p text:style-name="Standard">irb(main):005:0&gt; @a.save</text:p>
      <text:p text:style-name="Standard"><text:s text:c="2"/>TRANSACTION (0.1ms) <text:s/>begin transaction</text:p>
      <text:p text:style-name="Standard"><text:s text:c="2"/>Account Create (0.6ms) <text:s/>INSERT INTO "accounts" ("supplier_id", "account_number", "created_at", "updated_at") VALUES (?, ?, ?, ?) <text:s/>[["supplier_id", 2], ["account_number", "1749"], ["created_at", "2021-06-09 12:20:29.388922"], ["updated_at", "2021-06-09 12:20:29.388922"]]</text:p>
      <text:p text:style-name="Standard"><text:s text:c="2"/>TRANSACTION (8.6ms) <text:s/>commit transaction</text:p>
      <text:p text:style-name="Standard">=&gt; true</text:p>
      <text:p text:style-name="Standard">irb(main):006:0&gt; Account.all</text:p>
      <text:p text:style-name="Standard"><text:s text:c="2"/>Account Load (0.5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, #&lt;Account id: 6, supplier_id: nil, account_number: "1749", created_at: "2021-06-09 12:19:59.837178000 +0000", updated_at: "2021-06-09 12:20:20.442961000 +0000"&gt;, #&lt;Account id: 7, supplier_id: 2, account_number: "1749", created_at: "2021-06-09 12:20:29.388922000 +0000", updated_at: "2021-06-09 12:20:29.388922000 +0000"&gt;]&gt;</text:p>
      <text:p text:style-name="Standard">irb(main):007:0&gt; @a=@s.create_account(account_number: "1752")</text:p>
      <text:p text:style-name="Standard"><text:s text:c="2"/>TRANSACTION (0.2ms) <text:s/>begin transaction</text:p>
      <text:p text:style-name="Standard"><text:s text:c="2"/>Account Create (0.7ms) <text:s/>INSERT INTO "accounts" ("supplier_id", "account_number", "created_at", "updated_at") VALUES (?, ?, ?, ?) <text:s/>[["supplier_id", 2], ["account_number", "1752"], ["created_at", "2021-06-09 12:22:11.412273"], ["updated_at", "2021-06-09 12:22:11.412273"]]</text:p>
      <text:p text:style-name="Standard"><text:s text:c="2"/>TRANSACTION (10.4ms) <text:s/>commit transaction</text:p>
      <text:p text:style-name="Standard"><text:s text:c="2"/>TRANSACTION (0.2ms) <text:s/>begin transaction</text:p>
      <text:p text:style-name="Standard"><text:s text:c="2"/>Account Update (0.5ms) <text:s/>UPDATE "accounts" SET "supplier_id" = ?, "updated_at" = ? WHERE "accounts"."id" = ? <text:s/>[["supplier_id", nil], ["updated_at", "2021-06-09 12:22:11.431262"], ["id", 7]]</text:p>
      <text:p text:style-name="Standard"><text:s text:c="2"/>TRANSACTION (6.4ms) <text:s/>commit transaction</text:p>
      <text:p text:style-name="Standard">=&gt; #&lt;Account id: 8, supplier_id: 2, account_number: "1752", created_at: "2021-06-09 12:22:11.412273000 +0000", updated_at: "2021-06-09 12:22:11.412273000 +0000"&gt;</text:p>
      <text:p text:style-name="Standard">irb(main):008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<text:soft-page-break/>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, #&lt;Account id: 6, supplier_id: nil, account_number: "1749", created_at: "2021-06-09 12:19:59.837178000 +0000", updated_at: "2021-06-09 12:20:20.442961000 +0000"&gt;, #&lt;Account id: 7, supplier_id: nil, account_number: "1749", created_at: "2021-06-09 12:20:29.388922000 +0000", updated_at: "2021-06-09 12:22:11.431262000 +0000"&gt;, #&lt;Account id: 8, supplier_id: 2, account_number: "1752", created_at: "2021-06-09 12:22:11.412273000 +0000", updated_at: "2021-06-09 12:22:11.412273000 +0000"&gt;]&gt;</text:p>
      <text:p text:style-name="Standard"/>
      <text:p text:style-name="Standard"/>
      <text:p text:style-name="Standard"/>
      <text:p text:style-name="P12">has_many</text:p>
      <text:p text:style-name="P12"/>
      <text:p text:style-name="Standard">class Author &lt; ApplicationRecord</text:p>
      <text:p text:style-name="Standard"><text:s text:c="4"/>has_many :books #, dependent: :destroy</text:p>
      <text:p text:style-name="Standard"/>
      <text:p text:style-name="Standard"><text:s text:c="4"/>#has_many :books, -&gt; {order(year_published: :desc)}</text:p>
      <text:p text:style-name="Standard"><text:s text:c="4"/></text:p>
      <text:p text:style-name="Standard">end</text:p>
      <text:p text:style-name="Standard"/>
      <text:p text:style-name="Standard"/>
      <text:p text:style-name="Standard">class Book &lt; ApplicationRecord</text:p>
      <text:p text:style-name="Standard"><text:s text:c="4"/>#belongs_to :author</text:p>
      <text:p text:style-name="Standard">=begin</text:p>
      <text:p text:style-name="Standard"><text:s text:c="4"/>belongs_to :supplier</text:p>
      <text:p text:style-name="Standard"><text:s text:c="4"/>belongs_to :Author</text:p>
      <text:p text:style-name="Standard"><text:s text:c="4"/>has_many :reviews</text:p>
      <text:p text:style-name="Standard"><text:s text:c="4"/>has_and_belongs_to_many :orders, join_table: 'books_orders'</text:p>
      <text:p text:style-name="Standard"/>
      <text:p text:style-name="Standard"><text:s text:c="4"/>scope :in_print, -&gt;{where(out_of_print: false)}</text:p>
      <text:p text:style-name="Standard"><text:s text:c="4"/>scope :out_of_print, -&gt;{where(out_of_print: true)}</text:p>
      <text:p text:style-name="Standard"><text:s text:c="4"/>scope :old,-&gt; {where('year_published &lt; ?',50.years.ago)}</text:p>
      <text:p text:style-name="Standard"><text:s text:c="4"/>scope :out_of__print_and_expensive, -&gt; { out_of_print.where('price &gt; 500')}</text:p>
      <text:p text:style-name="Standard"><text:s text:c="4"/>scope :costs_more_than, -&gt;(amount) {where('price &gt; ? ', amount)}</text:p>
      <text:p text:style-name="Standard">=end</text:p>
      <text:p text:style-name="Standard"/>
      <text:p text:style-name="Standard">end</text:p>
      <text:p text:style-name="P18"/>
      <text:p text:style-name="P18">class CreateAuthors &lt; ActiveRecord::Migration[6.1]</text:p>
      <text:p text:style-name="P18"><text:s text:c="2"/>def change</text:p>
      <text:p text:style-name="P18"><text:s text:c="4"/>create_table :authors do |t|</text:p>
      <text:p text:style-name="P18"><text:s text:c="6"/>t.string :name</text:p>
      <text:p text:style-name="P18"><text:s text:c="6"/>t.timestamps</text:p>
      <text:p text:style-name="P18"><text:s text:c="4"/>end</text:p>
      <text:p text:style-name="P18"><text:s text:c="2"/>end</text:p>
      <text:p text:style-name="P18">end</text:p>
      <text:p text:style-name="P18"><text:soft-page-break/></text:p>
      <text:p text:style-name="P18">class CreateBooks &lt; ActiveRecord::Migration[6.1]</text:p>
      <text:p text:style-name="P18"><text:s text:c="2"/>def change</text:p>
      <text:p text:style-name="P18"><text:s text:c="4"/>create_table :books do |t|</text:p>
      <text:p text:style-name="P18"><text:s text:c="6"/>t.belongs_to :author #,foreign_key: true</text:p>
      <text:p text:style-name="P18"><text:s text:c="6"/>t.datetime :published_at</text:p>
      <text:p text:style-name="P18"><text:s text:c="6"/>t.timestamps</text:p>
      <text:p text:style-name="P18"><text:s text:c="4"/>end</text:p>
      <text:p text:style-name="P18"/>
      <text:p text:style-name="P18">=begin</text:p>
      <text:p text:style-name="P18"><text:s text:c="6"/>t.text :title</text:p>
      <text:p text:style-name="P18"><text:s text:c="6"/>t.integer :year_published</text:p>
      <text:p text:style-name="P18"><text:s text:c="6"/>t.string :isbn</text:p>
      <text:p text:style-name="P18"><text:s text:c="6"/>t.decimal :price </text:p>
      <text:p text:style-name="P18"><text:s text:c="6"/>t.boolean :out_of_print</text:p>
      <text:p text:style-name="P18"><text:s text:c="6"/>t.integer :views</text:p>
      <text:p text:style-name="P18"><text:s text:c="6"/>t.references :supplier, null: false, foreign_key: true</text:p>
      <text:p text:style-name="P18"><text:s text:c="6"/>t.references :author, null: false, foreign_key: true</text:p>
      <text:p text:style-name="P18"/>
      <text:p text:style-name="P18"><text:s text:c="6"/>t.timestamps</text:p>
      <text:p text:style-name="P18">=end</text:p>
      <text:p text:style-name="P18"/>
      <text:p text:style-name="P18"><text:s text:c="4"/></text:p>
      <text:p text:style-name="P18"><text:s text:c="2"/>end</text:p>
      <text:p text:style-name="P18">end</text:p>
      <text:p text:style-name="P18"/>
      <text:p text:style-name="P18">irb(main):001:0&gt; @author=Author.create(name: "david")</text:p>
      <text:p text:style-name="P18"><text:s text:c="3"/>(0.7ms) <text:s/>SELECT sqlite_version(*)</text:p>
      <text:p text:style-name="P18"><text:s text:c="2"/>TRANSACTION (0.2ms) <text:s/>begin transaction</text:p>
      <text:p text:style-name="P18"><text:s text:c="2"/>Author Create (0.5ms) <text:s/>INSERT INTO "authors" ("name", "created_at", "updated_at") VALUES (?, ?, ?) <text:s/>[["name", "david"], ["created_at", "2021-06-09 13:24:27.742239"], ["updated_at", "2021-06-09 13:24:27.742239"]]</text:p>
      <text:p text:style-name="P18"><text:s text:c="2"/>TRANSACTION (7.9ms) <text:s/>commit transaction</text:p>
      <text:p text:style-name="P18">=&gt; #&lt;Author id: 1, name: "david", created_at: "2021-06-09 13:24:27.742239000 +0000", updated_at: "2021-06-09 13:24:27.742239000 +0000"&gt;</text:p>
      <text:p text:style-name="P18">irb(main):002:0&gt; @books=@author.books</text:p>
      <text:p text:style-name="P18"><text:s text:c="2"/>Book Load (0.3ms) <text:s/>SELECT "books".* FROM "books" WHERE "books"."author_id" = ? /* loading for inspect */ LIMIT ? <text:s/>[["author_id", 1], ["LIMIT", 11]]</text:p>
      <text:p text:style-name="P18">=&gt; #&lt;ActiveRecord::Associations::CollectionProxy []&gt;</text:p>
      <text:p text:style-name="P18">irb(main):003:0&gt; @books=@author.books.count</text:p>
      <text:p text:style-name="P18"><text:s text:c="3"/>(0.3ms) <text:s/>SELECT COUNT(*) FROM "books" WHERE "books"."author_id" = ? <text:s/>[["author_id", 1]]</text:p>
      <text:p text:style-name="P18">=&gt; 0</text:p>
      <text:p text:style-name="P18">irb(main):004:0&gt; @books=@author.books.size</text:p>
      <text:p text:style-name="P18"><text:s text:c="3"/>(0.4ms) <text:s/>SELECT COUNT(*) FROM "books" WHERE "books"."author_id" = ? <text:s/>[["author_id", 1]]</text:p>
      <text:p text:style-name="P18">=&gt; 0</text:p>
      <text:p text:style-name="P18">irb(main):005:0&gt; @book=Book.create(published_at: Time.now)</text:p>
      <text:p text:style-name="P18"><text:s text:c="2"/>TRANSACTION (0.1ms) <text:s/>begin transaction</text:p>
      <text:p text:style-name="P18"><text:s text:c="2"/>Book Create (0.8ms) <text:s/>INSERT INTO "books" ("published_at", "created_at", "updated_at") VALUES (?, ?, ?) <text:s/>[["published_at", "2021-06-09 13:27:21.801158"], ["created_at", "2021-06-09 13:27:21.813209"], ["updated_at", "2021-06-09 13:27:21.813209"]]</text:p>
      <text:p text:style-name="P18"><text:soft-page-break/><text:s text:c="2"/>TRANSACTION (10.8ms) <text:s/>commit transaction</text:p>
      <text:p text:style-name="P18">=&gt; #&lt;Book id: 1, author_id: nil, published_at: "2021-06-09 13:27:21.801158554 +0000", created_at: "2021-06-09 13:27:21.813209000 +0000", updated_at: "2021-06-09 13:27:21.813209000 +0000"&gt;</text:p>
      <text:p text:style-name="P18">irb(main):006:0&gt; @author.books &lt;&lt; @book</text:p>
      <text:p text:style-name="P18"><text:s text:c="2"/>TRANSACTION (0.1ms) <text:s/>begin transaction</text:p>
      <text:p text:style-name="P18"><text:s text:c="2"/>Book Update (0.7ms) <text:s/>UPDATE "books" SET "author_id" = ?, "updated_at" = ? WHERE "books"."id" = ? <text:s/>[["author_id", 1], ["updated_at", "2021-06-09 13:27:58.993901"], ["id", 1]]</text:p>
      <text:p text:style-name="P18"><text:s text:c="2"/>TRANSACTION (11.7ms) <text:s/>commit transaction</text:p>
      <text:p text:style-name="P18">=&gt; #&lt;ActiveRecord::Associations::CollectionProxy [#&lt;Book id: 1, author_id: 1, published_at: "2021-06-09 13:27:21.801158554 +0000", created_at: "2021-06-09 13:27:21.813209000 +0000", updated_at: "2021-06-09 13:27:58.993901000 +0000"&gt;]&gt;</text:p>
      <text:p text:style-name="P18">irb(main):007:0&gt; Book.count</text:p>
      <text:p text:style-name="P18"><text:s text:c="3"/>(0.4ms) <text:s/>SELECT COUNT(*) FROM "books"</text:p>
      <text:p text:style-name="P18">=&gt; 1</text:p>
      <text:p text:style-name="P18">irb(main):008:0&gt; Book.all</text:p>
      <text:p text:style-name="P18"><text:s text:c="2"/>Book Load (0.4ms) <text:s/>SELECT "books".* FROM "books" /* loading for inspect */ LIMIT ? <text:s/>[["LIMIT", 11]]</text:p>
      <text:p text:style-name="P18">=&gt; #&lt;ActiveRecord::Relation [#&lt;Book id: 1, author_id: 1, published_at: "2021-06-09 13:27:21.801158000 +0000", created_at: "2021-06-09 13:27:21.813209000 +0000", updated_at: "2021-06-09 13:27:58.993901000 +0000"&gt;]&gt;</text:p>
      <text:p text:style-name="P18">irb(main):009:0&gt; @book1=Book.create(published_at: Time.now)</text:p>
      <text:p text:style-name="P18"><text:s text:c="2"/>TRANSACTION (0.2ms) <text:s/>begin transaction</text:p>
      <text:p text:style-name="P18"><text:s text:c="2"/>Book Create (0.7ms) <text:s/>INSERT INTO "books" ("published_at", "created_at", "updated_at") VALUES (?, ?, ?) <text:s/>[["published_at", "2021-06-09 13:29:37.981469"], ["created_at", "2021-06-09 13:29:37.982039"], ["updated_at", "2021-06-09 13:29:37.982039"]]</text:p>
      <text:p text:style-name="P18"><text:s text:c="2"/>TRANSACTION (11.0ms) <text:s/>commit transaction</text:p>
      <text:p text:style-name="P18">=&gt; #&lt;Book id: 2, author_id: nil, published_at: "2021-06-09 13:29:37.981469253 +0000", created_at: "2021-06-09 13:29:37.982039000 +0000", updated_at: "2021-06-09 13:29:37.982039000 +0000"&gt;</text:p>
      <text:p text:style-name="P18">irb(main):010:0&gt; @author.books &lt;&lt; (@book,@book1)</text:p>
      <text:p text:style-name="P18">Traceback (most recent call last):</text:p>
      <text:p text:style-name="P18">SyntaxError ((irb):10: syntax error, unexpected ')', expecting '=')</text:p>
      <text:p text:style-name="P18">@author.books &lt;&lt; (@book,@book1)</text:p>
      <text:p text:style-name="P18"><text:s text:c="30"/>^</text:p>
      <text:p text:style-name="P18">irb(main):011:0&gt; @author.books &lt;&lt; @book,@book1</text:p>
      <text:p text:style-name="P18">Traceback (most recent call last):</text:p>
      <text:p text:style-name="P18">SyntaxError ((irb):11: syntax error, unexpected ',', expecting end)</text:p>
      <text:p text:style-name="P18">....class; @author.books &lt;&lt; @book,@book1</text:p>
      <text:p text:style-name="P18">... <text:s text:c="29"/>^</text:p>
      <text:p text:style-name="P18">irb(main):012:0&gt; @author.books &lt;&lt; @book, @book1</text:p>
      <text:p text:style-name="P18">Traceback (most recent call last):</text:p>
      <text:p text:style-name="P18">SyntaxError ((irb):12: syntax error, unexpected ',', expecting end)</text:p>
      <text:p text:style-name="P18">....class; @author.books &lt;&lt; @book, @book1</text:p>
      <text:p text:style-name="P18">... <text:s text:c="29"/>^</text:p>
      <text:p text:style-name="P18">irb(main):013:0&gt; @author.books &lt;&lt; @book1</text:p>
      <text:p text:style-name="P18"><text:s text:c="2"/>TRANSACTION (0.1ms) <text:s/>begin transaction</text:p>
      <text:p text:style-name="P18"><text:s text:c="2"/>Book Update (0.6ms) <text:s/>UPDATE "books" SET "author_id" = ?, "updated_at" = ? WHERE "books"."id" = ? <text:s/>[["author_id", 1], ["updated_at", "2021-06-09 13:31:05.132939"], ["id", 2]]</text:p>
      <text:p text:style-name="P18"><text:s text:c="2"/>TRANSACTION (23.9ms) <text:s/>commit transaction</text:p>
      <text:p text:style-name="P18">=&gt; #&lt;ActiveRecord::Associations::CollectionProxy [#&lt;Book id: 1, author_id: 1, published_at: "2021-06-09 13:27:21.801158554 +0000", created_at: "2021-06-09 13:27:21.813209000 +0000", <text:soft-page-break/>updated_at: "2021-06-09 13:27:58.993901000 +0000"&gt;, #&lt;Book id: 2, author_id: 1, published_at: "2021-06-09 13:29:37.981469253 +0000", created_at: "2021-06-09 13:29:37.982039000 +0000", updated_at: "2021-06-09 13:31:05.132939000 +0000"&gt;]&gt;</text:p>
      <text:p text:style-name="P18">irb(main):014:0&gt; Book.all</text:p>
      <text:p text:style-name="P18"><text:s text:c="2"/>Book Load (3.7ms) <text:s/>SELECT "books".* FROM "books" /* loading for inspect */ LIMIT ? <text:s/>[["LIMIT", 11]]</text:p>
      <text:p text:style-name="P18">=&gt; #&lt;ActiveRecord::Relation [#&lt;Book id: 1, author_id: 1, published_at: "2021-06-09 13:27:21.801158000 +0000", created_at: "2021-06-09 13:27:21.813209000 +0000", updated_at: "2021-06-09 13:27:58.993901000 +0000"&gt;, #&lt;Book id: 2, author_id: 1, published_at: "2021-06-09 13:29:37.981469000 +0000", created_at: "2021-06-09 13:29:37.982039000 +0000", updated_at: "2021-06-09 13:31:05.132939000 +0000"&gt;]&gt;</text:p>
      <text:p text:style-name="P18">irb(main):015:0&gt; @author.books&lt;&lt;(@book, @book1)</text:p>
      <text:p text:style-name="P18">Traceback (most recent call last):</text:p>
      <text:p text:style-name="P18">SyntaxError ((irb):15: syntax error, unexpected ')', expecting '=')</text:p>
      <text:p text:style-name="P18">@author.books&lt;&lt;(@book, @book1)</text:p>
      <text:p text:style-name="P18"><text:s text:c="29"/>^</text:p>
      <text:p text:style-name="P18">irb(main):016:0&gt; @author.books.delete(@book1)</text:p>
      <text:p text:style-name="P18"><text:s text:c="2"/>TRANSACTION (0.1ms) <text:s/>begin transaction</text:p>
      <text:p text:style-name="P18"><text:s text:c="2"/>Book Update All (5.1ms) <text:s/>UPDATE "books" SET "author_id" = ? WHERE "books"."author_id" = ? AND "books"."id" = ? <text:s/>[["author_id", nil], ["author_id", 1], ["id", 2]]</text:p>
      <text:p text:style-name="P18"><text:s text:c="2"/>TRANSACTION (10.1ms) <text:s/>commit transaction</text:p>
      <text:p text:style-name="P18">=&gt; [#&lt;Book id: 2, author_id: 1, published_at: "2021-06-09 13:29:37.981469253 +0000", created_at: "2021-06-09 13:29:37.982039000 +0000", updated_at: "2021-06-09 13:31:05.132939000 +0000"&gt;]</text:p>
      <text:p text:style-name="P18">irb(main):017:0&gt; Book.all</text:p>
      <text:p text:style-name="P18"><text:s text:c="2"/>Book Load (0.3ms) <text:s/>SELECT "books".* FROM "books" /* loading for inspect */ LIMIT ? <text:s/>[["LIMIT", 11]]</text:p>
      <text:p text:style-name="P18">=&gt; #&lt;ActiveRecord::Relation [#&lt;Book id: 1, author_id: 1, published_at: "2021-06-09 13:27:21.801158000 +0000", created_at: "2021-06-09 13:27:21.813209000 +0000", updated_at: "2021-06-09 13:27:58.993901000 +0000"&gt;, #&lt;Book id: 2, author_id: nil, published_at: "2021-06-09 13:29:37.981469000 +0000", created_at: "2021-06-09 13:29:37.982039000 +0000", updated_at: "2021-06-09 13:31:05.132939000 +0000"&gt;]&gt;</text:p>
      <text:p text:style-name="P18">irb(main):018:0&gt; @author.books.destroy(@book)</text:p>
      <text:p text:style-name="P18"><text:s text:c="2"/>TRANSACTION (0.1ms) <text:s/>begin transaction</text:p>
      <text:p text:style-name="P18"><text:s text:c="2"/>Book Destroy (0.6ms) <text:s/>DELETE FROM "books" WHERE "books"."id" = ? <text:s/>[["id", 1]]</text:p>
      <text:p text:style-name="P18"><text:s text:c="2"/>TRANSACTION (11.2ms) <text:s/>commit transaction</text:p>
      <text:p text:style-name="P18">=&gt; [#&lt;Book id: 1, author_id: 1, published_at: "2021-06-09 13:27:21.801158554 +0000", created_at: "2021-06-09 13:27:21.813209000 +0000", updated_at: "2021-06-09 13:27:58.993901000 +0000"&gt;]</text:p>
      <text:p text:style-name="P18">irb(main):019:0&gt; Book.all</text:p>
      <text:p text:style-name="P18"><text:s text:c="2"/>Book Load (0.3ms) <text:s/>SELECT "books".* FROM "books" /* loading for inspect */ LIMIT ? <text:s/>[["LIMIT", 11]]</text:p>
      <text:p text:style-name="P18">=&gt; #&lt;ActiveRecord::Relation [#&lt;Book id: 2, author_id: nil, published_at: "2021-06-09 13:29:37.981469000 +0000", created_at: "2021-06-09 13:29:37.982039000 +0000", updated_at: "2021-06-09 13:31:05.132939000 +0000"&gt;]&gt;</text:p>
      <text:p text:style-name="P18"/>
      <text:p text:style-name="P18"/>
      <text:p text:style-name="P18"/>
      <text:p text:style-name="P13"/>
      <text:p text:style-name="P13"/>
      <text:p text:style-name="P13"/>
      <text:p text:style-name="P13"><text:soft-page-break/></text:p>
      <text:p text:style-name="P13">has_and_belongs_to_many</text:p>
      <text:p text:style-name="P13">-----------------------------------------------------------------------</text:p>
      <text:p text:style-name="Standard">class Assembly &lt; ApplicationRecord</text:p>
      <text:p text:style-name="Standard"><text:s text:c="4"/>#has_and_belogs_to_many :parts</text:p>
      <text:p text:style-name="Standard">end</text:p>
      <text:p text:style-name="P9"/>
      <text:p text:style-name="P20"/>
      <text:p text:style-name="P18"/>
      <text:p text:style-name="P18">class Part &lt; ApplicationRecord</text:p>
      <text:p text:style-name="P18"><text:s text:c="4"/>has_and_belongs_to_many :assemblies</text:p>
      <text:p text:style-name="P18">end</text:p>
      <text:p text:style-name="P18"/>
      <text:p text:style-name="P18"/>
      <text:p text:style-name="P18">class CreateAssemblies &lt; ActiveRecord::Migration[6.1]</text:p>
      <text:p text:style-name="P18"><text:s text:c="2"/>def change</text:p>
      <text:p text:style-name="P18"><text:s text:c="4"/>create_table :assemblies do |t|</text:p>
      <text:p text:style-name="P18"><text:s text:c="6"/>t.string :name</text:p>
      <text:p text:style-name="P18"/>
      <text:p text:style-name="P18"><text:s text:c="6"/>t.timestamps</text:p>
      <text:p text:style-name="P18"><text:s text:c="4"/>end</text:p>
      <text:p text:style-name="P18"><text:s text:c="2"/>end</text:p>
      <text:p text:style-name="P18">end</text:p>
      <text:p text:style-name="P18"/>
      <text:p text:style-name="P18"/>
      <text:p text:style-name="P18">class CreateParts &lt; ActiveRecord::Migration[6.1]</text:p>
      <text:p text:style-name="P18"><text:s text:c="2"/>def change</text:p>
      <text:p text:style-name="P18"><text:s text:c="4"/>create_table :parts do |t|</text:p>
      <text:p text:style-name="P18"><text:s text:c="6"/>t.string :part_number</text:p>
      <text:p text:style-name="P18"/>
      <text:p text:style-name="P18"><text:s text:c="6"/>t.timestamps</text:p>
      <text:p text:style-name="P18"><text:s text:c="4"/>end</text:p>
      <text:p text:style-name="P18"><text:s text:c="2"/>end</text:p>
      <text:p text:style-name="P18">end</text:p>
      <text:p text:style-name="P18"/>
      <text:p text:style-name="P18"/>
      <text:p text:style-name="P18">class AssembliesParts &lt; ActiveRecord::Migration[6.1]</text:p>
      <text:p text:style-name="P18"><text:s text:c="2"/>def change</text:p>
      <text:p text:style-name="P18"><text:s text:c="4"/>create_table :assemblies_parts, id: false do |t|</text:p>
      <text:p text:style-name="P18"><text:s text:c="6"/>t.belongs_to :assembly</text:p>
      <text:p text:style-name="P18"><text:s text:c="6"/>t.belongs_to :part</text:p>
      <text:p text:style-name="P18"><text:s text:c="4"/>end</text:p>
      <text:p text:style-name="P18"><text:s text:c="2"/>end</text:p>
      <text:p text:style-name="P18">end</text:p>
      <text:p text:style-name="P18"/>
      <text:p text:style-name="P18"/>
      <text:p text:style-name="P19">pavan@pavan-VirtualBox:~/demo$ rails g migation AssembliesParts</text:p>
      <text:p text:style-name="P18">Running via Spring preloader in process 16167</text:p>
      <text:p text:style-name="P18">Could not find generator 'migation'. Maybe you meant "migration"?</text:p>
      <text:p text:style-name="P18">Run `bin/rails generate --help` for more options.</text:p>
      <text:p text:style-name="P18">pavan@pavan-VirtualBox:~/demo$ rails g migration AssembliesParts</text:p>
      <text:p text:style-name="P18"><text:soft-page-break/>Running via Spring preloader in process 16203</text:p>
      <text:p text:style-name="P18"><text:s text:c="6"/>invoke <text:s/>active_record</text:p>
      <text:p text:style-name="P18"><text:s text:c="6"/>create <text:s text:c="3"/>db/migrate/20210609143947_assemblies_parts.rb</text:p>
      <text:p text:style-name="P18"/>
      <text:p text:style-name="P18"/>
      <text:p text:style-name="P18">pavan@pavan-VirtualBox:~/demo$ rails console</text:p>
      <text:p text:style-name="P18">Running via Spring preloader in process 17603</text:p>
      <text:p text:style-name="P18">Loading development environment (Rails 6.1.3.2)</text:p>
      <text:p text:style-name="P18">irb(main):001:0&gt; @p=Part.create(part_number: "123")</text:p>
      <text:p text:style-name="P18"><text:s text:c="3"/>(0.7ms) <text:s/>SELECT sqlite_version(*)</text:p>
      <text:p text:style-name="P18"><text:s text:c="2"/>TRANSACTION (0.2ms) <text:s/>begin transaction</text:p>
      <text:p text:style-name="P18"><text:s text:c="2"/>Part Create (4.4ms) <text:s/>INSERT INTO "parts" ("part_number", "created_at", "updated_at") VALUES (?, ?, ?) <text:s/>[["part_number", "123"], ["created_at", "2021-06-09 15:03:07.706073"], ["updated_at", "2021-06-09 15:03:07.706073"]]</text:p>
      <text:p text:style-name="P18"><text:s text:c="2"/>TRANSACTION (6.7ms) <text:s/>commit transaction</text:p>
      <text:p text:style-name="P18">=&gt; #&lt;Part id: 1, part_number: "123", created_at: "2021-06-09 15:03:07.706073000 +0000", updated_at: "2021-06-09 15:03:07.706073000 +0000"&gt;</text:p>
      <text:p text:style-name="P18">irb(main):002:0&gt; @pa.assemblies &lt;&lt; Assembly.create(name: "ass1")</text:p>
      <text:p text:style-name="P18">Traceback (most recent call last):</text:p>
      <text:p text:style-name="P18"><text:s text:c="8"/>1: from (irb):2</text:p>
      <text:p text:style-name="P18">NoMethodError (undefined method `assemblies' for nil:NilClass)</text:p>
      <text:p text:style-name="P18">irb(main):003:0&gt; @a=Assembly.create(name: "ass1")</text:p>
      <text:p text:style-name="P18"><text:s text:c="2"/>TRANSACTION (0.1ms) <text:s/>begin transaction</text:p>
      <text:p text:style-name="P18"><text:s text:c="2"/>Assembly Create (0.4ms) <text:s/>INSERT INTO "assemblies" ("name", "created_at", "updated_at") VALUES (?, ?, ?) <text:s/>[["name", "ass1"], ["created_at", "2021-06-09 15:08:50.061745"], ["updated_at", "2021-06-09 15:08:50.061745"]]</text:p>
      <text:p text:style-name="P18"><text:s text:c="2"/>TRANSACTION (10.0ms) <text:s/>commit transaction</text:p>
      <text:p text:style-name="P18">=&gt; #&lt;Assembly id: 1, name: "ass1", created_at: "2021-06-09 15:08:50.061745000 +0000", updated_at: "2021-06-09 15:08:50.061745000 +0000"&gt;</text:p>
      <text:p text:style-name="P18">irb(main):004:0&gt; @p.assemblies &lt;&lt; @a</text:p>
      <text:p text:style-name="P18"><text:s text:c="2"/>TRANSACTION (0.1ms) <text:s/>begin transaction</text:p>
      <text:p text:style-name="P18"><text:s text:c="2"/>Part::HABTM_Assemblies Create (4.1ms) <text:s/>INSERT INTO "assemblies_parts" ("assembly_id", "part_id") VALUES (?, ?) <text:s/>[["assembly_id", 1], ["part_id", 1]]</text:p>
      <text:p text:style-name="P18"><text:s text:c="2"/>TRANSACTION (13.0ms) <text:s/>commit transaction</text:p>
      <text:p text:style-name="P18"><text:s text:c="2"/>Assembly Load (0.3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8">=&gt; #&lt;ActiveRecord::Associations::CollectionProxy [#&lt;Assembly id: 1, name: "ass1", created_at: "2021-06-09 15:08:50.061745000 +0000", updated_at: "2021-06-09 15:08:50.061745000 +0000"&gt;]&gt;</text:p>
      <text:p text:style-name="P18">irb(main):005:0&gt; @p.assemblies &lt;&lt; @a</text:p>
      <text:p text:style-name="P18"><text:s text:c="2"/>TRANSACTION (0.1ms) <text:s/>begin transaction</text:p>
      <text:p text:style-name="P18"><text:s text:c="2"/>Part::HABTM_Assemblies Create (3.1ms) <text:s/>INSERT INTO "assemblies_parts" ("assembly_id", "part_id") VALUES (?, ?) <text:s/>[["assembly_id", 1], ["part_id", 1]]</text:p>
      <text:p text:style-name="P18"><text:s text:c="2"/>TRANSACTION (10.1ms) <text:s/>commit transaction</text:p>
      <text:p text:style-name="P18"><text:s text:c="2"/>Assembly Load (0.7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8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8"><text:soft-page-break/>irb(main):006:0&gt; @a=Assembly.create(name: "ass2")</text:p>
      <text:p text:style-name="P18"><text:s text:c="2"/>TRANSACTION (0.1ms) <text:s/>begin transaction</text:p>
      <text:p text:style-name="P18"><text:s text:c="2"/>Assembly Create (0.7ms) <text:s/>INSERT INTO "assemblies" ("name", "created_at", "updated_at") VALUES (?, ?, ?) <text:s/>[["name", "ass2"], ["created_at", "2021-06-09 15:39:50.475480"], ["updated_at", "2021-06-09 15:39:50.475480"]]</text:p>
      <text:p text:style-name="P18"><text:s text:c="2"/>TRANSACTION (9.5ms) <text:s/>commit transaction</text:p>
      <text:p text:style-name="P18">=&gt; #&lt;Assembly id: 2, name: "ass2", created_at: "2021-06-09 15:39:50.475480000 +0000", updated_at: "2021-06-09 15:39:50.475480000 +0000"&gt;</text:p>
      <text:p text:style-name="P18">irb(main):007:0&gt; @p=Part.create(part_number: "234")</text:p>
      <text:p text:style-name="P18"><text:s text:c="2"/>TRANSACTION (0.1ms) <text:s/>begin transaction</text:p>
      <text:p text:style-name="P18"><text:s text:c="2"/>Part Create (2.3ms) <text:s/>INSERT INTO "parts" ("part_number", "created_at", "updated_at") VALUES (?, ?, ?) <text:s/>[["part_number", "234"], ["created_at", "2021-06-09 15:40:00.828094"], ["updated_at", "2021-06-09 15:40:00.828094"]]</text:p>
      <text:p text:style-name="P18"><text:s text:c="2"/>TRANSACTION (7.8ms) <text:s/>commit transaction</text:p>
      <text:p text:style-name="P18">=&gt; #&lt;Part id: 2, part_number: "234", created_at: "2021-06-09 15:40:00.828094000 +0000", updated_at: "2021-06-09 15:40:00.828094000 +0000"&gt;</text:p>
      <text:p text:style-name="P18">irb(main):008:0&gt; @p.assemblies &lt;&lt; @a</text:p>
      <text:p text:style-name="P18"><text:s text:c="2"/>TRANSACTION (0.1ms) <text:s/>begin transaction</text:p>
      <text:p text:style-name="P18"><text:s text:c="2"/>Part::HABTM_Assemblies Create (0.6ms) <text:s/>INSERT INTO "assemblies_parts" ("assembly_id", "part_id") VALUES (?, ?) <text:s/>[["assembly_id", 2], ["part_id", 2]]</text:p>
      <text:p text:style-name="P18"><text:s text:c="2"/>TRANSACTION (13.6ms) <text:s/>commit transaction</text:p>
      <text:p text:style-name="P18"><text:s text:c="2"/>Assembly Load (0.2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8">=&gt; #&lt;ActiveRecord::Associations::CollectionProxy [#&lt;Assembly id: 2, name: "ass2", created_at: "2021-06-09 15:39:50.475480000 +0000", updated_at: "2021-06-09 15:39:50.475480000 +0000"&gt;]&gt;</text:p>
      <text:p text:style-name="P18">irb(main):009:0&gt; @a=Assembly.find_by(id: 1)</text:p>
      <text:p text:style-name="P18"><text:s text:c="2"/>Assembly Load (0.4ms) <text:s/>SELECT "assemblies".* FROM "assemblies" WHERE "assemblies"."id" = ? LIMIT ? <text:s/>[["id", 1], ["LIMIT", 1]]</text:p>
      <text:p text:style-name="P18">=&gt; #&lt;Assembly id: 1, name: "ass1", created_at: "2021-06-09 15:08:50.061745000 +0000", updated_at: "2021-06-09 15:08:50.061745000 +0000"&gt;</text:p>
      <text:p text:style-name="P18">irb(main):010:0&gt; @a=Assembly.find_by(name: 1)</text:p>
      <text:p text:style-name="P18"><text:s text:c="2"/>Assembly Load (0.4ms) <text:s/>SELECT "assemblies".* FROM "assemblies" WHERE "assemblies"."name" = ? LIMIT ? <text:s/>[["name", "1"], ["LIMIT", 1]]</text:p>
      <text:p text:style-name="P18">=&gt; nil</text:p>
      <text:p text:style-name="P18">irb(main):011:0&gt; @a=Assembly.find_by(name: "ass1")</text:p>
      <text:p text:style-name="P18"><text:s text:c="2"/>Assembly Load (0.4ms) <text:s/>SELECT "assemblies".* FROM "assemblies" WHERE "assemblies"."name" = ? LIMIT ? <text:s/>[["name", "ass1"], ["LIMIT", 1]]</text:p>
      <text:p text:style-name="P18">=&gt; #&lt;Assembly id: 1, name: "ass1", created_at: "2021-06-09 15:08:50.061745000 +0000", updated_at: "2021-06-09 15:08:50.061745000 +0000"&gt;</text:p>
      <text:p text:style-name="P18">irb(main):012:0&gt; @p.assemblies &lt;&lt; @a</text:p>
      <text:p text:style-name="P18"><text:s text:c="2"/>TRANSACTION (0.2ms) <text:s/>begin transaction</text:p>
      <text:p text:style-name="P18"><text:s text:c="2"/>Part::HABTM_Assemblies Create (2.6ms) <text:s/>INSERT INTO "assemblies_parts" ("assembly_id", "part_id") VALUES (?, ?) <text:s/>[["assembly_id", 1], ["part_id", 2]]</text:p>
      <text:p text:style-name="P18"><text:s text:c="2"/>TRANSACTION (8.7ms) <text:s/>commit transaction</text:p>
      <text:p text:style-name="P18"><text:s text:c="2"/>Assembly Load (0.2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8">=&gt; #&lt;ActiveRecord::Associations::CollectionProxy [#&lt;Assembly id: 2, name: "ass2", created_at: "2021-06-09 15:39:50.475480000 +0000", updated_at: "2021-06-09 15:39:50.475480000 +0000"&gt;, <text:soft-page-break/>#&lt;Assembly id: 1, name: "ass1", created_at: "2021-06-09 15:08:50.061745000 +0000", updated_at: "2021-06-09 15:08:50.061745000 +0000"&gt;]&gt;</text:p>
      <text:p text:style-name="P18">irb(main):013:0&gt; @p=Part.first</text:p>
      <text:p text:style-name="P18"><text:s text:c="2"/>Part Load (0.5ms) <text:s/>SELECT "parts".* FROM "parts" ORDER BY "parts"."id" ASC LIMIT ? <text:s/>[["LIMIT", 1]]</text:p>
      <text:p text:style-name="P18">=&gt; #&lt;Part id: 1, part_number: "123", created_at: "2021-06-09 15:03:07.706073000 +0000", updated_at: "2021-06-09 15:03:07.706073000 +0000"&gt;</text:p>
      <text:p text:style-name="P18">irb(main):014:0&gt; @a=@p.assemblies</text:p>
      <text:p text:style-name="P18"><text:s text:c="2"/>Assembly Load (0.2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8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8">irb(main):015:0&gt; @a</text:p>
      <text:p text:style-name="P18"><text:s text:c="2"/>Assembly Load (0.4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8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8">irb(main):016:0&gt; @p=Part.find_by(id: 2)</text:p>
      <text:p text:style-name="P18"><text:s text:c="2"/>Part Load (0.4ms) <text:s/>SELECT "parts".* FROM "parts" WHERE "parts"."id" = ? LIMIT ? <text:s/>[["id", 2], ["LIMIT", 1]]</text:p>
      <text:p text:style-name="P18">=&gt; #&lt;Part id: 2, part_number: "234", created_at: "2021-06-09 15:40:00.828094000 +0000", updated_at: "2021-06-09 15:40:00.828094000 +0000"&gt;</text:p>
      <text:p text:style-name="P18">irb(main):017:0&gt; @a=@p.assemblies</text:p>
      <text:p text:style-name="P18"><text:s text:c="2"/>Assembly Load (0.4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8">=&gt; #&lt;ActiveRecord::Associations::CollectionProxy [#&lt;Assembly id: 2, name: "ass2", created_at: "2021-06-09 15:39:50.475480000 +0000", updated_at: "2021-06-09 15:39:50.475480000 +0000"&gt;, #&lt;Assembly id: 1, name: "ass1", created_at: "2021-06-09 15:08:50.061745000 +0000", updated_at: "2021-06-09 15:08:50.061745000 +0000"&gt;]&gt;</text:p>
      <text:p text:style-name="P1"/>
      <text:p text:style-name="P1"/>
      <text:p text:style-name="P1"/>
      <text:p text:style-name="P1"/>
      <text:p text:style-name="P1"/>
      <text:p text:style-name="P1">rails dbconsole</text:p>
      <text:p text:style-name="P1">SQLite version 3.31.1 2020-01-27 19:55:54</text:p>
      <text:p text:style-name="P1">Enter ".help" for usage hints.</text:p>
      <text:p text:style-name="P1">sqlite&gt; select * from assemblies_parts;</text:p>
      <text:p text:style-name="P1">1|1</text:p>
      <text:p text:style-name="P1">sqlite&gt; select * from assemblies_parts;</text:p>
      <text:p text:style-name="P1">1|1</text:p>
      <text:p text:style-name="P1">1|1</text:p>
      <text:p text:style-name="P1">sqlite&gt; select * from assemblies_parts;</text:p>
      <text:p text:style-name="P1">1|1</text:p>
      <text:p text:style-name="P1">1|1</text:p>
      <text:p text:style-name="P1"><text:soft-page-break/>2|2</text:p>
      <text:p text:style-name="P1">1|2</text:p>
      <text:p text:style-name="P24">------------------------------------------------------------------------------</text:p>
      <text:p text:style-name="P25">both sides</text:p>
      <text:p text:style-name="P25"/>
      <text:p text:style-name="P21">class Assembly &lt; ApplicationRecord</text:p>
      <text:p text:style-name="P21"><text:s text:c="4"/>has_and_belongs_to_many :parts</text:p>
      <text:p text:style-name="P21">end</text:p>
      <text:p text:style-name="P21">class Part &lt; ApplicationRecord</text:p>
      <text:p text:style-name="P21"><text:s text:c="4"/>has_and_belongs_to_many :assemblies</text:p>
      <text:p text:style-name="P21">end</text:p>
      <text:p text:style-name="P21"/>
      <text:p text:style-name="P21"/>
      <text:p text:style-name="P21">class CreateAssemblies &lt; ActiveRecord::Migration[6.1]</text:p>
      <text:p text:style-name="P21"><text:s text:c="2"/>def change</text:p>
      <text:p text:style-name="P21"><text:s text:c="4"/>create_table :assemblies do |t|</text:p>
      <text:p text:style-name="P21"><text:s text:c="6"/>t.string :name</text:p>
      <text:p text:style-name="P21"/>
      <text:p text:style-name="P21"><text:s text:c="6"/>t.timestamps</text:p>
      <text:p text:style-name="P21"><text:s text:c="4"/>end</text:p>
      <text:p text:style-name="P21"><text:s text:c="2"/>end</text:p>
      <text:p text:style-name="P21">end</text:p>
      <text:p text:style-name="P21"/>
      <text:p text:style-name="P21"/>
      <text:p text:style-name="P21">class CreateParts &lt; ActiveRecord::Migration[6.1]</text:p>
      <text:p text:style-name="P21"><text:s text:c="2"/>def change</text:p>
      <text:p text:style-name="P21"><text:s text:c="4"/>create_table :parts do |t|</text:p>
      <text:p text:style-name="P21"><text:s text:c="6"/>t.string :part_number</text:p>
      <text:p text:style-name="P21"/>
      <text:p text:style-name="P21"><text:s text:c="6"/>t.timestamps</text:p>
      <text:p text:style-name="P21"><text:s text:c="4"/>end</text:p>
      <text:p text:style-name="P21"><text:s text:c="2"/>end</text:p>
      <text:p text:style-name="P21">end</text:p>
      <text:p text:style-name="P21"/>
      <text:p text:style-name="P21"/>
      <text:p text:style-name="P21">class AssembliesParts &lt; ActiveRecord::Migration[6.1]</text:p>
      <text:p text:style-name="P21"><text:s text:c="2"/>def change</text:p>
      <text:p text:style-name="P21"><text:s text:c="4"/>create_table :assemblies_parts, id: false do |t|</text:p>
      <text:p text:style-name="P21"><text:s text:c="6"/>t.belongs_to :assembly</text:p>
      <text:p text:style-name="P21"><text:s text:c="6"/>t.belongs_to :part</text:p>
      <text:p text:style-name="P21"><text:s text:c="4"/>end</text:p>
      <text:p text:style-name="P21"><text:s text:c="2"/>end</text:p>
      <text:p text:style-name="P21">end</text:p>
      <text:p text:style-name="P21"/>
      <text:p text:style-name="P21"/>
      <text:p text:style-name="P21">irb(main):001:0&gt; @a=Assembly.create(name: "vinay")</text:p>
      <text:p text:style-name="P21"><text:s text:c="3"/>(0.7ms) <text:s/>SELECT sqlite_version(*)</text:p>
      <text:p text:style-name="P21"><text:s text:c="2"/>TRANSACTION (0.1ms) <text:s/>begin transaction</text:p>
      <text:p text:style-name="P21"><text:s text:c="2"/>Assembly Create (3.9ms) <text:s/>INSERT INTO "assemblies" ("name", "created_at", "updated_at") VALUES (?, ?, ?) <text:s/>[["name", "vinay"], ["created_at", "2021-06-10 03:45:37.933395"], ["updated_at", "2021-06-10 03:45:37.933395"]]</text:p>
      <text:p text:style-name="P21"><text:s text:c="2"/>TRANSACTION (10.3ms) <text:s/>commit transaction</text:p>
      <text:p text:style-name="P21"><text:soft-page-break/>=&gt; #&lt;Assembly id: 3, name: "vinay", created_at: "2021-06-10 03:45:37.933395000 +0000", updated_at: "2021-06-10 03:45:37.933395000 +0000"&gt;</text:p>
      <text:p text:style-name="P21">irb(main):002:0&gt; @p=Part.create(part_number: "09")</text:p>
      <text:p text:style-name="P21"><text:s text:c="2"/>TRANSACTION (0.2ms) <text:s/>begin transaction</text:p>
      <text:p text:style-name="P21"><text:s text:c="2"/>Part Create (7.0ms) <text:s/>INSERT INTO "parts" ("part_number", "created_at", "updated_at") VALUES (?, ?, ?) <text:s/>[["part_number", "09"], ["created_at", "2021-06-10 03:46:07.903050"], ["updated_at", "2021-06-10 03:46:07.903050"]]</text:p>
      <text:p text:style-name="P21"><text:s text:c="2"/>TRANSACTION (12.0ms) <text:s/>commit transaction</text:p>
      <text:p text:style-name="P21">=&gt; #&lt;Part id: 4, part_number: "09", created_at: "2021-06-10 03:46:07.903050000 +0000", updated_at: "2021-06-10 03:46:07.903050000 +0000"&gt;</text:p>
      <text:p text:style-name="P21">irb(main):003:0&gt; @a.parts &lt;&lt; @p</text:p>
      <text:p text:style-name="P21"><text:s text:c="2"/>TRANSACTION (0.1ms) <text:s/>begin transaction</text:p>
      <text:p text:style-name="P21"><text:s text:c="2"/>Assembly::HABTM_Parts Create (3.0ms) <text:s/>INSERT INTO "assemblies_parts" ("assembly_id", "part_id") VALUES (?, ?) <text:s/>[["assembly_id", 3], ["part_id", 4]]</text:p>
      <text:p text:style-name="P21"><text:s text:c="2"/>TRANSACTION (12.3ms) <text:s/>commit transaction</text:p>
      <text:p text:style-name="P21"><text:s text:c="2"/>Part Load (0.7ms) <text:s/>SELECT "parts".* FROM "parts" INNER JOIN "assemblies_parts" ON "parts"."id" = "assemblies_parts"."part_id" WHERE "assemblies_parts"."assembly_id" = ? /* loading for inspect */ LIMIT ? <text:s/>[["assembly_id", 3], ["LIMIT", 11]]</text:p>
      <text:p text:style-name="P21">=&gt; #&lt;ActiveRecord::Associations::CollectionProxy [#&lt;Part id: 4, part_number: "09", created_at: "2021-06-10 03:46:07.903050000 +0000", updated_at: "2021-06-10 03:46:07.903050000 +0000"&gt;]&gt;</text:p>
      <text:p text:style-name="P21">irb(main):004:0&gt; ActiveRecord::Base.connection.execute("select * from assemblies_parts")</text:p>
      <text:p text:style-name="P21"><text:s text:c="3"/>(0.5ms) <text:s/>select * from assemblies_parts</text:p>
      <text:p text:style-name="P21">=&gt; [{"assembly_id"=&gt;1, "part_id"=&gt;1}, {"assembly_id"=&gt;1, "part_id"=&gt;1}, {"assembly_id"=&gt;2, "part_id"=&gt;2}, {"assembly_id"=&gt;1, "part_id"=&gt;2}, {"assembly_id"=&gt;1, "part_id"=&gt;3}, {"assembly_id"=&gt;3, "part_id"=&gt;4}]</text:p>
      <text:p text:style-name="P21">irb(main):005:0&gt; </text:p>
      <text:p text:style-name="P21">[15]+ <text:s/>Stopped <text:s text:c="16"/>rails console</text:p>
      <text:p text:style-name="P21">pavan@pavan-VirtualBox:~/demo$ rails console</text:p>
      <text:p text:style-name="P21">Running via Spring preloader in process 19554</text:p>
      <text:p text:style-name="P21">Loading development environment (Rails 6.1.3.2)</text:p>
      <text:p text:style-name="P21">irb(main):001:0&gt; @p=Part.create(part_number: "08")</text:p>
      <text:p text:style-name="P21"><text:s text:c="3"/>(0.6ms) <text:s/>SELECT sqlite_version(*)</text:p>
      <text:p text:style-name="P21"><text:s text:c="2"/>TRANSACTION (0.1ms) <text:s/>begin transaction</text:p>
      <text:p text:style-name="P21"><text:s text:c="2"/>Part Create (4.8ms) <text:s/>INSERT INTO "parts" ("part_number", "created_at", "updated_at") VALUES (?, ?, ?) <text:s/>[["part_number", "08"], ["created_at", "2021-06-10 03:52:04.182065"], ["updated_at", "2021-06-10 03:52:04.182065"]]</text:p>
      <text:p text:style-name="P21"><text:s text:c="2"/>TRANSACTION (5.9ms) <text:s/>commit transaction</text:p>
      <text:p text:style-name="P21">=&gt; #&lt;Part id: 5, part_number: "08", created_at: "2021-06-10 03:52:04.182065000 +0000", updated_at: "2021-06-10 03:52:04.182065000 +0000"&gt;</text:p>
      <text:p text:style-name="P21">irb(main):002:0&gt; @a=Assembly.create(name: "vijay")</text:p>
      <text:p text:style-name="P21"><text:s text:c="2"/>TRANSACTION (0.2ms) <text:s/>begin transaction</text:p>
      <text:p text:style-name="P21"><text:s text:c="2"/>Assembly Create (5.6ms) <text:s/>INSERT INTO "assemblies" ("name", "created_at", "updated_at") VALUES (?, ?, ?) <text:s/>[["name", "vijay"], ["created_at", "2021-06-10 03:52:31.678244"], ["updated_at", "2021-06-10 03:52:31.678244"]]</text:p>
      <text:p text:style-name="P21"><text:s text:c="2"/>TRANSACTION (8.8ms) <text:s/>commit transaction</text:p>
      <text:p text:style-name="P21">=&gt; #&lt;Assembly id: 4, name: "vijay", created_at: "2021-06-10 03:52:31.678244000 +0000", updated_at: "2021-06-10 03:52:31.678244000 +0000"&gt;</text:p>
      <text:p text:style-name="P21">irb(main):003:0&gt; @a.parts &lt;&lt; @p</text:p>
      <text:p text:style-name="P21"><text:s text:c="2"/>TRANSACTION (0.1ms) <text:s/>begin transaction</text:p>
      <text:p text:style-name="P21"><text:s text:c="2"/>Assembly::HABTM_Parts Create (4.8ms) <text:s/>INSERT INTO "assemblies_parts" ("assembly_id", "part_id") VALUES (?, ?) <text:s/>[["assembly_id", 4], ["part_id", 5]]</text:p>
      <text:p text:style-name="P21"><text:soft-page-break/><text:s text:c="2"/>TRANSACTION (11.8ms) <text:s/>commit transaction</text:p>
      <text:p text:style-name="P21"><text:s text:c="2"/>Part Load (0.9ms) <text:s/>SELECT "parts".* FROM "parts" INNER JOIN "assemblies_parts" ON "parts"."id" = "assemblies_parts"."part_id" WHERE "assemblies_parts"."assembly_id" = ? /* loading for inspect */ LIMIT ? <text:s/>[["assembly_id", 4], ["LIMIT", 11]]</text:p>
      <text:p text:style-name="P21">=&gt; #&lt;ActiveRecord::Associations::CollectionProxy [#&lt;Part id: 5, part_number: "08", created_at: "2021-06-10 03:52:04.182065000 +0000", updated_at: "2021-06-10 03:52:04.182065000 +0000"&gt;]&gt;</text:p>
      <text:p text:style-name="P21">irb(main):004:0&gt; @p.assemblies &lt;&lt; @a</text:p>
      <text:p text:style-name="P21"><text:s text:c="2"/>TRANSACTION (0.1ms) <text:s/>begin transaction</text:p>
      <text:p text:style-name="P21"><text:s text:c="2"/>Part::HABTM_Assemblies Create (1.0ms) <text:s/>INSERT INTO "assemblies_parts" ("assembly_id", "part_id") VALUES (?, ?) <text:s/>[["assembly_id", 4], ["part_id", 5]]</text:p>
      <text:p text:style-name="P21"><text:s text:c="2"/>TRANSACTION (9.4ms) <text:s/>commit transaction</text:p>
      <text:p text:style-name="P21"><text:s text:c="2"/>Assembly Load (0.5ms) <text:s/>SELECT "assemblies".* FROM "assemblies" INNER JOIN "assemblies_parts" ON "assemblies"."id" = "assemblies_parts"."assembly_id" WHERE "assemblies_parts"."part_id" = ? /* loading for inspect */ LIMIT ? <text:s/>[["part_id", 5], ["LIMIT", 11]]</text:p>
      <text:p text:style-name="P21">=&gt; #&lt;ActiveRecord::Associations::CollectionProxy [#&lt;Assembly id: 4, name: "vijay", created_at: "2021-06-10 03:52:31.678244000 +0000", updated_at: "2021-06-10 03:52:31.678244000 +0000"&gt;, #&lt;Assembly id: 4, name: "vijay", created_at: "2021-06-10 03:52:31.678244000 +0000", updated_at: "2021-06-10 03:52:31.678244000 +0000"&gt;]&gt;</text:p>
      <text:p text:style-name="P21"/>
      <text:p text:style-name="P21"/>
      <text:p text:style-name="P21"/>
      <text:p text:style-name="P21">rails dbconsole</text:p>
      <text:p text:style-name="P21">SQLite version 3.31.1 2020-01-27 19:55:54</text:p>
      <text:p text:style-name="P21">Enter ".help" for usage hints.</text:p>
      <text:p text:style-name="P21">sqlite&gt; select * from assemblies_parts;</text:p>
      <text:p text:style-name="P21">1|1</text:p>
      <text:p text:style-name="P21">sqlite&gt; select * from assemblies_parts;</text:p>
      <text:p text:style-name="P21">1|1</text:p>
      <text:p text:style-name="P21">1|1</text:p>
      <text:p text:style-name="P21">sqlite&gt; select * from assemblies_parts;</text:p>
      <text:p text:style-name="P21">1|1</text:p>
      <text:p text:style-name="P21">1|1</text:p>
      <text:p text:style-name="P21">2|2</text:p>
      <text:p text:style-name="P21">1|2</text:p>
      <text:p text:style-name="P21">sqlite&gt; select * from assemblies_parts;</text:p>
      <text:p text:style-name="P21">1|1</text:p>
      <text:p text:style-name="P21">1|1</text:p>
      <text:p text:style-name="P21">2|2</text:p>
      <text:p text:style-name="P21">1|2</text:p>
      <text:p text:style-name="P21">1|3</text:p>
      <text:p text:style-name="P21">sqlite&gt; select * from assemblies_parts;</text:p>
      <text:p text:style-name="P21">1|1</text:p>
      <text:p text:style-name="P21">1|1</text:p>
      <text:p text:style-name="P21">2|2</text:p>
      <text:p text:style-name="P21">1|2</text:p>
      <text:p text:style-name="P21">1|3</text:p>
      <text:p text:style-name="P21">3|4</text:p>
      <text:p text:style-name="P21">sqlite&gt; select * from assemblies_parts;</text:p>
      <text:p text:style-name="P21">1|1</text:p>
      <text:p text:style-name="P21">1|1</text:p>
      <text:p text:style-name="P21">2|2</text:p>
      <text:p text:style-name="P21"><text:soft-page-break/>1|2</text:p>
      <text:p text:style-name="P21">1|3</text:p>
      <text:p text:style-name="P21">3|4</text:p>
      <text:p text:style-name="P21">4|5</text:p>
      <text:p text:style-name="P21">4|5</text:p>
      <text:p text:style-name="P21"/>
      <text:p text:style-name="P21"/>
      <text:p text:style-name="P21"/>
      <text:p text:style-name="P21"/>
      <text:p text:style-name="P21"/>
      <text:p text:style-name="P21"/>
      <text:p text:style-name="P15">self join</text:p>
      <text:p text:style-name="P15"/>
      <text:p text:style-name="P22">class Employee &lt; ApplicationRecord</text:p>
      <text:p text:style-name="P22"><text:s text:c="4"/>has_many :subordinates, class_name: "Employee" , foreign_key: "manager_id"</text:p>
      <text:p text:style-name="P22"><text:s text:c="4"/>belongs_to :manager, class_name: "Employee", optional: true</text:p>
      <text:p text:style-name="P22">end</text:p>
      <text:p text:style-name="P22"/>
      <text:p text:style-name="P22">class CreateEmployees &lt; ActiveRecord::Migration[6.1]</text:p>
      <text:p text:style-name="P22"><text:s text:c="2"/>def change</text:p>
      <text:p text:style-name="P22"><text:s text:c="4"/>create_table :employees do |t|</text:p>
      <text:p text:style-name="P22"><text:s text:c="6"/>t.string :name</text:p>
      <text:p text:style-name="P22"><text:s text:c="6"/>t.references :manager, foreign_key: {to_table: :employees}</text:p>
      <text:p text:style-name="P22"/>
      <text:p text:style-name="P22"><text:s text:c="6"/>t.timestamps</text:p>
      <text:p text:style-name="P22"><text:s text:c="4"/>end</text:p>
      <text:p text:style-name="P22"><text:s text:c="2"/>end</text:p>
      <text:p text:style-name="P22">end</text:p>
      <text:p text:style-name="P22"/>
      <text:p text:style-name="P22">irb(main):002:0&gt; Employee.connection;</text:p>
      <text:p text:style-name="P22"><text:s text:c="3"/>(1.0ms) <text:s/>SELECT sqlite_version(*)</text:p>
      <text:p text:style-name="P22">irb(main):003:0&gt; Employee</text:p>
      <text:p text:style-name="P22">=&gt; Employee(id: integer, name: string, manager_id: integer, created_at: datetime, updated_at: datetime)</text:p>
      <text:p text:style-name="P22">irb(main):004:0&gt; Part</text:p>
      <text:p text:style-name="P22">=&gt; Part(id: integer, part_number: string, created_at: datetime, updated_at: datetime)</text:p>
      <text:p text:style-name="P22">irb(main):005:0&gt; @e=Employee.create(name: "male")</text:p>
      <text:p text:style-name="P22"><text:s text:c="2"/>TRANSACTION (0.1ms) <text:s/>begin transaction</text:p>
      <text:p text:style-name="P22"><text:s text:c="2"/>Employee Create (5.5ms) <text:s/>INSERT INTO "employees" ("name", "created_at", "updated_at") VALUES (?, ?, ?) <text:s/>[["name", "male"], ["created_at", "2021-06-10 05:22:39.740375"], ["updated_at", "2021-06-10 05:22:39.740375"]]</text:p>
      <text:p text:style-name="P22"><text:s text:c="2"/>TRANSACTION (10.0ms) <text:s/>commit transaction</text:p>
      <text:p text:style-name="P22">=&gt; #&lt;Employee id: 1, name: "male", manager_id: nil, created_at: "2021-06-10 05:22:39.740375000 +0000", updated_at: "2021-06-10 05:22:39.740375000 +0000"&gt;</text:p>
      <text:p text:style-name="P22">irb(main):006:0&gt; @e=Employee.create(name: "female")</text:p>
      <text:p text:style-name="P22"><text:s text:c="2"/>TRANSACTION (0.1ms) <text:s/>begin transaction</text:p>
      <text:p text:style-name="P22"><text:s text:c="2"/>Employee Create (1.5ms) <text:s/>INSERT INTO "employees" ("name", "created_at", "updated_at") VALUES (?, ?, ?) <text:s/>[["name", "female"], ["created_at", "2021-06-10 05:22:51.432230"], ["updated_at", "2021-06-10 05:22:51.432230"]]</text:p>
      <text:p text:style-name="P22"><text:s text:c="2"/>TRANSACTION (10.4ms) <text:s/>commit transaction</text:p>
      <text:p text:style-name="P22"><text:soft-page-break/>=&gt; #&lt;Employee id: 2, name: "female", manager_id: nil, created_at: "2021-06-10 05:22:51.432230000 +0000", updated_at: "2021-06-10 05:22:51.432230000 +0000"&gt;</text:p>
      <text:p text:style-name="P22">irb(main):007:0&gt; @e.create(name: "shoes")</text:p>
      <text:p text:style-name="P22">Traceback (most recent call last):</text:p>
      <text:p text:style-name="P22"><text:s text:c="8"/>1: from (irb):7</text:p>
      <text:p text:style-name="P22">NoMethodError (undefined method `create' for #&lt;Employee:0x000055c2a15e86e8&gt;)</text:p>
      <text:p text:style-name="P22">Did you mean? <text:s/>created_at</text:p>
      <text:p text:style-name="P22">irb(main):008:0&gt; @m=@e.employees.create(name: "shoes")</text:p>
      <text:p text:style-name="P22">Traceback (most recent call last):</text:p>
      <text:p text:style-name="P22"><text:s text:c="8"/>2: from (irb):8</text:p>
      <text:p text:style-name="P22"><text:s text:c="8"/>1: from (irb):8:in `rescue in irb_binding'</text:p>
      <text:p text:style-name="P22">NoMethodError (undefined method `employees' for #&lt;Employee:0x000055c2a15e86e8&gt;)</text:p>
      <text:p text:style-name="P22">irb(main):009:0&gt; @e=Employee.first</text:p>
      <text:p text:style-name="P22"><text:s text:c="2"/>Employee Load (0.5ms) <text:s/>SELECT "employees".* FROM "employees" ORDER BY "employees"."id" ASC LIMIT ? <text:s/>[["LIMIT", 1]]</text:p>
      <text:p text:style-name="P22">=&gt; #&lt;Employee id: 1, name: "male", manager_id: nil, created_at: "2021-06-10 05:22:39.740375000 +0000", updated_at: "2021-06-10 05:22:39.740375000 +0000"&gt;</text:p>
      <text:p text:style-name="P22">irb(main):010:0&gt; @m=Employee.create(name: "shoes" manager_id: @e)</text:p>
      <text:p text:style-name="P22">Traceback (most recent call last):</text:p>
      <text:p text:style-name="P22">SyntaxError ((irb):10: syntax error, unexpected tIDENTIFIER, expecting ')')</text:p>
      <text:p text:style-name="P22">...create(name: "shoes" manager_id: @e)</text:p>
      <text:p text:style-name="P22">... <text:s text:c="20"/>^~~~~~~~~~</text:p>
      <text:p text:style-name="P22">irb(main):011:0&gt; Employee.all</text:p>
      <text:p text:style-name="P22"><text:s text:c="2"/>Employee Load (0.6ms) <text:s/>SELECT "employees".* FROM "employees" /* loading for inspect */ LIMIT ? <text:s/>[["LIMIT", 11]]</text:p>
      <text:p text:style-name="P22">=&gt; #&lt;ActiveRecord::Relation [#&lt;Employee id: 1, name: "male", manager_id: nil, created_at: "2021-06-10 05:22:39.740375000 +0000", updated_at: "2021-06-10 05:22:39.740375000 +0000"&gt;, #&lt;Employee id: 2, name: "female", manager_id: nil, created_at: "2021-06-10 05:22:51.432230000 +0000", updated_at: "2021-06-10 05:22:51.432230000 +0000"&gt;]&gt;</text:p>
      <text:p text:style-name="P22">irb(main):012:0&gt; @m=Employee.create(name: "vinay" manager_id: @e.id)</text:p>
      <text:p text:style-name="P22">Traceback (most recent call last):</text:p>
      <text:p text:style-name="P22">SyntaxError ((irb):12: syntax error, unexpected tIDENTIFIER, expecting ')')</text:p>
      <text:p text:style-name="P22">...create(name: "vinay" manager_id: @e.id)</text:p>
      <text:p text:style-name="P22">... <text:s text:c="20"/>^~~~~~~~~~</text:p>
      <text:p text:style-name="P22">irb(main):013:0&gt; @m=Employee.create(name: "vinay", manager_id: @e.id)</text:p>
      <text:p text:style-name="P22"><text:s text:c="2"/>TRANSACTION (0.2ms) <text:s/>begin transaction</text:p>
      <text:p text:style-name="P22"><text:s text:c="2"/>Employee Create (4.0ms) <text:s/>INSERT INTO "employees" ("name", "manager_id", "created_at", "updated_at") VALUES (?, ?, ?, ?) <text:s/>[["name", "vinay"], ["manager_id", 1], ["created_at", "2021-06-10 05:36:10.287174"], ["updated_at", "2021-06-10 05:36:10.287174"]]</text:p>
      <text:p text:style-name="P22"><text:s text:c="2"/>TRANSACTION (15.2ms) <text:s/>commit transaction</text:p>
      <text:p text:style-name="P22">=&gt; #&lt;Employee id: 3, name: "vinay", manager_id: 1, created_at: "2021-06-10 05:36:10.287174000 +0000", updated_at: "2021-06-10 05:36:10.287174000 +0000"&gt;</text:p>
      <text:p text:style-name="P22">irb(main):014:0&gt; @m=Employee.create(name: "vinay", manager_id: @e)</text:p>
      <text:p text:style-name="P22"><text:s text:c="2"/>TRANSACTION (0.2ms) <text:s/>begin transaction</text:p>
      <text:p text:style-name="P22"><text:s text:c="2"/>Employee Create (7.2ms) <text:s/>INSERT INTO "employees" ("name", "created_at", "updated_at") VALUES (?, ?, ?) <text:s/>[["name", "vinay"], ["created_at", "2021-06-10 05:36:14.964307"], ["updated_at", "2021-06-10 05:36:14.964307"]]</text:p>
      <text:p text:style-name="P22"><text:s text:c="2"/>TRANSACTION (16.7ms) <text:s/>commit transaction</text:p>
      <text:p text:style-name="P22">=&gt; #&lt;Employee id: 4, name: "vinay", manager_id: nil, created_at: "2021-06-10 05:36:14.964307000 +0000", updated_at: "2021-06-10 05:36:14.964307000 +0000"&gt;</text:p>
      <text:p text:style-name="P22">irb(main):015:0&gt; @m.subordinates</text:p>
      <text:p text:style-name="P22"><text:soft-page-break/><text:s text:c="2"/>Employee Load (0.2ms) <text:s/>SELECT "employees".* FROM "employees" WHERE "employees"."manager_id" = ? /* loading for inspect */ LIMIT ? <text:s/>[["manager_id", 4], ["LIMIT", 11]]</text:p>
      <text:p text:style-name="P22">=&gt; #&lt;ActiveRecord::Associations::CollectionProxy []&gt;</text:p>
      <text:p text:style-name="P22">irb(main):016:0&gt; @e=Employee.new</text:p>
      <text:p text:style-name="P22">=&gt; #&lt;Employee id: nil, name: nil, manager_id: nil, created_at: nil, updated_at: nil&gt;</text:p>
      <text:p text:style-name="P22">irb(main):017:0&gt; @e.subordinates</text:p>
      <text:p text:style-name="P22">=&gt; #&lt;ActiveRecord::Associations::CollectionProxy []&gt;</text:p>
      <text:p text:style-name="P22">irb(main):018:0&gt; @e=Employee.first</text:p>
      <text:p text:style-name="P22"><text:s text:c="2"/>Employee Load (0.4ms) <text:s/>SELECT "employees".* FROM "employees" ORDER BY "employees"."id" ASC LIMIT ? <text:s/>[["LIMIT", 1]]</text:p>
      <text:p text:style-name="P22">=&gt; #&lt;Employee id: 1, name: "male", manager_id: nil, created_at: "2021-06-10 05:22:39.740375000 +0000", updated_at: "2021-06-10 05:22:39.740375000 +0000"&gt;</text:p>
      <text:p text:style-name="P22">irb(main):019:0&gt; @e.subordinates</text:p>
      <text:p text:style-name="P22"><text:s text:c="2"/>Employee Load (0.3ms) <text:s/>SELECT "employees".* FROM "employees" WHERE "employees"."manager_id" = ? /* loading for inspect */ LIMIT ? <text:s/>[["manager_id", 1], ["LIMIT", 11]]</text:p>
      <text:p text:style-name="P22">=&gt; #&lt;ActiveRecord::Associations::CollectionProxy [#&lt;Employee id: 3, name: "vinay", manager_id: 1, created_at: "2021-06-10 05:36:10.287174000 +0000", updated_at: "2021-06-10 05:36:10.287174000 +0000"&gt;]&gt;</text:p>
      <text:p text:style-name="P22">irb(main):020:0&gt; @e.manager</text:p>
      <text:p text:style-name="P22">=&gt; nil</text:p>
      <text:p text:style-name="P22">irb(main):021:0&gt; @e=Employee.find_by(id: 3)</text:p>
      <text:p text:style-name="P22"><text:s text:c="2"/>Employee Load (0.6ms) <text:s/>SELECT "employees".* FROM "employees" WHERE "employees"."id" = ? LIMIT ? <text:s/>[["id", 3], ["LIMIT", 1]]</text:p>
      <text:p text:style-name="P22">=&gt; #&lt;Employee id: 3, name: "vinay", manager_id: 1, created_at: "2021-06-10 05:36:10.287174000 +0000", updated_at: "2021-06-10 05:36:10.287174000 +0000"&gt;</text:p>
      <text:p text:style-name="P22">irb(main):022:0&gt; @e.manager</text:p>
      <text:p text:style-name="P22"><text:s text:c="2"/>Employee Load (0.3ms) <text:s/>SELECT "employees".* FROM "employees" WHERE "employees"."id" = ? LIMIT ? <text:s/>[["id", 1], ["LIMIT", 1]]</text:p>
      <text:p text:style-name="P22">=&gt; #&lt;Employee id: 1, name: "male", manager_id: nil, created_at: "2021-06-10 05:22:39.740375000 +0000", updated_at: "2021-06-10 05:22:39.740375000 +0000"&gt;</text:p>
      <text:p text:style-name="P22">irb(main):023:0&gt; @m=Employee.create(name: "vinay", manager_id: Employee.find_by(name: "male"))</text:p>
      <text:p text:style-name="P22"><text:s text:c="2"/>Employee Load (2.4ms) <text:s/>SELECT "employees".* FROM "employees" WHERE "employees"."name" = ? LIMIT ? <text:s/>[["name", "male"], ["LIMIT", 1]]</text:p>
      <text:p text:style-name="P22"><text:s text:c="2"/>TRANSACTION (0.2ms) <text:s/>begin transaction</text:p>
      <text:p text:style-name="P22"><text:s text:c="2"/>Employee Create (1.8ms) <text:s/>INSERT INTO "employees" ("name", "created_at", "updated_at") VALUES (?, ?, ?) <text:s/>[["name", "vinay"], ["created_at", "2021-06-10 07:15:28.451662"], ["updated_at", "2021-06-10 07:15:28.451662"]]</text:p>
      <text:p text:style-name="P22"><text:s text:c="2"/>TRANSACTION (12.7ms) <text:s/>commit transaction</text:p>
      <text:p text:style-name="P22">=&gt; #&lt;Employee id: 5, name: "vinay", manager_id: nil, created_at: "2021-06-10 07:15:28.451662000 +0000", updated_at: "2021-06-10 07:15:28.451662000 +0000"&gt;</text:p>
      <text:p text:style-name="P22">irb(main):024:0&gt; @m=Employee.create(name: "vinay", manager_id: Employee.find_by(id: 1))</text:p>
      <text:p text:style-name="P22"><text:s text:c="2"/>Employee Load (0.3ms) <text:s/>SELECT "employees".* FROM "employees" WHERE "employees"."id" = ? LIMIT ? <text:s/>[["id", 1], ["LIMIT", 1]]</text:p>
      <text:p text:style-name="P22"><text:s text:c="2"/>TRANSACTION (0.1ms) <text:s/>begin transaction</text:p>
      <text:p text:style-name="P22"><text:s text:c="2"/>Employee Create (1.5ms) <text:s/>INSERT INTO "employees" ("name", "created_at", "updated_at") VALUES (?, ?, ?) <text:s/>[["name", "vinay"], ["created_at", "2021-06-10 07:16:04.626988"], ["updated_at", "2021-06-10 07:16:04.626988"]]</text:p>
      <text:p text:style-name="P22"><text:s text:c="2"/>TRANSACTION (11.6ms) <text:s/>commit transaction</text:p>
      <text:p text:style-name="P22"><text:soft-page-break/>=&gt; #&lt;Employee id: 6, name: "vinay", manager_id: nil, created_at: "2021-06-10 07:16:04.626988000 +0000", updated_at: "2021-06-10 07:16:04.626988000 +0000"&gt;</text:p>
      <text:p text:style-name="P22">irb(main):025:0&gt; @m=Employee.create(name: "vinay", manager_id: Employee.find_by(name: "male").id)</text:p>
      <text:p text:style-name="P22"><text:s text:c="2"/>Employee Load (0.3ms) <text:s/>SELECT "employees".* FROM "employees" WHERE "employees"."name" = ? LIMIT ? <text:s/>[["name", "male"], ["LIMIT", 1]]</text:p>
      <text:p text:style-name="P22"><text:s text:c="2"/>TRANSACTION (0.1ms) <text:s/>begin transaction</text:p>
      <text:p text:style-name="P22"><text:s text:c="2"/>Employee Create (0.4ms) <text:s/>INSERT INTO "employees" ("name", "manager_id", "created_at", "updated_at") VALUES (?, ?, ?, ?) <text:s/>[["name", "vinay"], ["manager_id", 1], ["created_at", "2021-06-10 07:16:35.495236"], ["updated_at", "2021-06-10 07:16:35.495236"]]</text:p>
      <text:p text:style-name="P22"><text:s text:c="2"/>TRANSACTION (14.5ms) <text:s/>commit transaction</text:p>
      <text:p text:style-name="P22">=&gt; #&lt;Employee id: 7, name: "vinay", manager_id: 1, created_at: "2021-06-10 07:16:35.495236000 +0000", updated_at: "2021-06-10 07:16:35.495236000 +0000"&gt;</text:p>
      <text:p text:style-name="P22"/>
      <text:p text:style-name="P22"/>
      <text:p text:style-name="P22"/>
      <text:p text:style-name="P16">has_many :through</text:p>
      <text:p text:style-name="P16"/>
      <text:p text:style-name="P23">class Manifest &lt; ApplicationRecord</text:p>
      <text:p text:style-name="P23"><text:s text:c="4"/>belongs_to :assembly</text:p>
      <text:p text:style-name="P23"><text:s text:c="4"/>belongs_to :part</text:p>
      <text:p text:style-name="P23"><text:s text:c="4"/>after_create :publish</text:p>
      <text:p text:style-name="P23"/>
      <text:p text:style-name="P23"><text:s text:c="4"/>def publish</text:p>
      <text:p text:style-name="P23"><text:s text:c="8"/>self.update(published_at: Time.now)</text:p>
      <text:p text:style-name="P23"><text:s text:c="4"/>end</text:p>
      <text:p text:style-name="P23">end</text:p>
      <text:p text:style-name="P23"/>
      <text:p text:style-name="P23"/>
      <text:p text:style-name="P23">class Assembly &lt; ApplicationRecord</text:p>
      <text:p text:style-name="P23"><text:s text:c="4"/>has_many :manifests</text:p>
      <text:p text:style-name="P23"><text:s text:c="4"/>has_many :parts, through: :manifests</text:p>
      <text:p text:style-name="P23">end</text:p>
      <text:p text:style-name="P23"/>
      <text:p text:style-name="P23"/>
      <text:p text:style-name="P23">class Part &lt; ApplicationRecord</text:p>
      <text:p text:style-name="P23"><text:s text:c="4"/>has_many :manifests</text:p>
      <text:p text:style-name="P23"><text:s text:c="4"/>has_many :assemblies, through: :manifests</text:p>
      <text:p text:style-name="P23">end</text:p>
      <text:p text:style-name="P23"/>
      <text:p text:style-name="P23">class CreateAssemblies &lt; ActiveRecord::Migration[6.1]</text:p>
      <text:p text:style-name="P23"><text:s text:c="2"/>def change</text:p>
      <text:p text:style-name="P23"><text:s text:c="4"/>create_table :assemblies do |t|</text:p>
      <text:p text:style-name="P23"><text:s text:c="6"/>t.string :name</text:p>
      <text:p text:style-name="P23"/>
      <text:p text:style-name="P23"><text:s text:c="6"/>t.timestamps</text:p>
      <text:p text:style-name="P23"><text:s text:c="4"/>end</text:p>
      <text:p text:style-name="P23"><text:s text:c="2"/>end</text:p>
      <text:p text:style-name="P23">end</text:p>
      <text:p text:style-name="P23"/>
      <text:p text:style-name="P23"/>
      <text:p text:style-name="P23"><text:soft-page-break/>class CreateParts &lt; ActiveRecord::Migration[6.1]</text:p>
      <text:p text:style-name="P23"><text:s text:c="2"/>def change</text:p>
      <text:p text:style-name="P23"><text:s text:c="4"/>create_table :parts do |t|</text:p>
      <text:p text:style-name="P23"><text:s text:c="6"/>t.string :part_number</text:p>
      <text:p text:style-name="P23"/>
      <text:p text:style-name="P23"><text:s text:c="6"/>t.timestamps</text:p>
      <text:p text:style-name="P23"><text:s text:c="4"/>end</text:p>
      <text:p text:style-name="P23"><text:s text:c="2"/>end</text:p>
      <text:p text:style-name="P23">end</text:p>
      <text:p text:style-name="P23"/>
      <text:p text:style-name="P23"/>
      <text:p text:style-name="P23">class CreateManifests &lt; ActiveRecord::Migration[6.1]</text:p>
      <text:p text:style-name="P23"><text:s text:c="2"/>def change</text:p>
      <text:p text:style-name="P23"><text:s text:c="4"/>create_table :manifests do |t|</text:p>
      <text:p text:style-name="P23"><text:s text:c="6"/>t.belongs_to :assembly</text:p>
      <text:p text:style-name="P23"><text:s text:c="6"/>t.belongs_to :part</text:p>
      <text:p text:style-name="P23"><text:s text:c="6"/>t.datetime :published_at</text:p>
      <text:p text:style-name="P23"/>
      <text:p text:style-name="P23"><text:s text:c="6"/>t.timestamps</text:p>
      <text:p text:style-name="P23"><text:s text:c="4"/>end</text:p>
      <text:p text:style-name="P23"><text:s text:c="2"/>end</text:p>
      <text:p text:style-name="P23">end</text:p>
      <text:p text:style-name="P23"/>
      <text:p text:style-name="P23"/>
      <text:p text:style-name="P22">rails console</text:p>
      <text:p text:style-name="P22">Running via Spring preloader in process 30144</text:p>
      <text:p text:style-name="P22">Loading development environment (Rails 6.1.3.2)</text:p>
      <text:p text:style-name="P22">irb(main):001:0&gt; @p=Part.first</text:p>
      <text:p text:style-name="P22"><text:s text:c="3"/>(0.8ms) <text:s/>SELECT sqlite_version(*)</text:p>
      <text:p text:style-name="P22"><text:s text:c="2"/>Part Load (0.2ms) <text:s/>SELECT "parts".* FROM "parts" ORDER BY "parts"."id" ASC LIMIT ? <text:s/>[["LIMIT", 1]]</text:p>
      <text:p text:style-name="P22">=&gt; #&lt;Part id: 1, part_number: "1", created_at: "2021-06-10 11:22:42.670110000 +0000", updated_at: "2021-06-10 11:22:42.670110000 +0000"&gt;</text:p>
      <text:p text:style-name="P22">irb(main):002:0&gt; @a=Assembly.first</text:p>
      <text:p text:style-name="P22"><text:s text:c="2"/>Assembly Load (0.2ms) <text:s/>SELECT "assemblies".* FROM "assemblies" ORDER BY "assemblies"."id" ASC LIMIT ? <text:s/>[["LIMIT", 1]]</text:p>
      <text:p text:style-name="P22">=&gt; #&lt;Assembly id: 1, name: "david", created_at: "2021-06-10 11:22:15.802040000 +0000", updated_at: "2021-06-10 11:22:15.802040000 +0000"&gt;</text:p>
      <text:p text:style-name="P22">irb(main):003:0&gt; @a.parts &lt;&lt; @p</text:p>
      <text:p text:style-name="P22"><text:s text:c="2"/>TRANSACTION (0.1ms) <text:s/>begin transaction</text:p>
      <text:p text:style-name="P22"><text:s text:c="2"/>Manifest Create (0.5ms) <text:s/>INSERT INTO "manifests" ("assembly_id", "part_id", "created_at", "updated_at") VALUES (?, ?, ?, ?) <text:s/>[["assembly_id", 1], ["part_id", 1], ["created_at", "2021-06-10 16:44:30.918455"], ["updated_at", "2021-06-10 16:44:30.918455"]]</text:p>
      <text:p text:style-name="P22"><text:s text:c="2"/>Manifest Update (0.3ms) <text:s/>UPDATE "manifests" SET "published_at" = ?, "updated_at" = ? WHERE "manifests"."id" = ? <text:s/>[["published_at", "2021-06-10 16:44:30.921332"], ["updated_at", "2021-06-10 16:44:30.921804"], ["id", 4]]</text:p>
      <text:p text:style-name="P22"><text:s text:c="2"/>TRANSACTION (7.6ms) <text:s/>commit transaction</text:p>
      <text:p text:style-name="P22"><text:s text:c="2"/>Part Load (0.3ms) <text:s/>SELECT "parts".* FROM "parts" INNER JOIN "manifests" ON "parts"."id" = "manifests"."part_id" WHERE "manifests"."assembly_id" = ? /* loading for inspect */ LIMIT ? <text:s/>[["assembly_id", 1], ["LIMIT", 11]]</text:p>
      <text:p text:style-name="P22">=&gt; #&lt;ActiveRecord::Associations::CollectionProxy [#&lt;Part id: 1, part_number: "1", created_at: "2021-06-10 11:22:42.670110000 +0000", updated_at: "2021-06-10 11:22:42.670110000 +0000"&gt;, <text:soft-page-break/>#&lt;Part id: 1, part_number: "1", created_at: "2021-06-10 11:22:42.670110000 +0000", updated_at: "2021-06-10 11:22:42.670110000 +0000"&gt;, #&lt;Part id: 1, part_number: "1", created_at: "2021-06-10 11:22:42.670110000 +0000", updated_at: "2021-06-10 11:22:42.670110000 +0000"&gt;]&gt;</text:p>
      <text:p text:style-name="P22">irb(main):004:0&gt; Manifest.all</text:p>
      <text:p text:style-name="P22"><text:s text:c="2"/>Manifest Load (0.3ms) <text:s/>SELECT "manifests".* FROM "manifests" /* loading for inspect */ LIMIT ? <text:s/>[["LIMIT", 11]]</text:p>
      <text:p text:style-name="P22">=&gt; #&lt;ActiveRecord::Relation [#&lt;Manifest id: 1, assembly_id: 1, part_id: 1, published_at: nil, created_at: "2021-06-10 11:51:25.472503000 +0000", updated_at: "2021-06-10 11:51:25.472503000 +0000"&gt;, #&lt;Manifest id: 2, assembly_id: 1, part_id: 1, published_at: nil, created_at: "2021-06-10 16:35:31.644681000 +0000", updated_at: "2021-06-10 16:35:31.644681000 +0000"&gt;, #&lt;Manifest id: 3, assembly_id: 3, part_id: 3, published_at: nil, created_at: "2021-06-10 16:39:30.691227000 +0000", updated_at: "2021-06-10 16:39:30.691227000 +0000"&gt;, #&lt;Manifest id: 4, assembly_id: 1, part_id: 1, published_at: "2021-06-10 16:44:30.921332000 +0000", created_at: "2021-06-10 16:44:30.918455000 +0000", updated_at: "2021-06-10 16:44:30.921804000 +0000"&gt;]&gt;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0:11:45.389644223</meta:creation-date>
    <dc:date>2021-06-10T22:22:23.711061856</dc:date>
    <meta:editing-duration>PT14H41M3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9" meta:paragraph-count="914" meta:word-count="6664" meta:character-count="65718" meta:non-whitespace-character-count="58179"/>
  </office:meta>
</office:document-meta>
</file>